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gg mono" svg:font-family="'gg mono', 'Source Code Pro', Consolas, 'Andale Mono WT', 'Andale Mono', 'Lucida Console', 'Lucida Sans Typewriter', 'DejaVu Sans Mono', 'Bitstream Vera Sans Mono', 'Liberation Mono', 'Nimbus Mono L', Monaco, 'Courier New', Courier, monospace"/>
    <style:font-face style:name="gg sans" svg:font-family="'gg sans', 'Noto Sans', 'Helvetica Neue', Helvetica, Arial, sans-serif, 'Apple Symbols'"/>
    <style:font-face style:name="inherit" svg:font-family="inherit"/>
    <style:font-face style:name="Arial1" svg:font-family="Arial" style:font-family-generic="swiss"/>
    <style:font-face style:name="Zekton" svg:font-family="Zekton" style:font-pitch="variable"/>
    <style:font-face style:name="Zekton Dots" svg:font-family="'Zekton Dot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1b7dc9"/>
    </style:style>
    <style:style style:name="P2" style:family="paragraph" style:parent-style-name="Text_20_body">
      <style:text-properties officeooo:rsid="001c3c50" officeooo:paragraph-rsid="001c3c50"/>
    </style:style>
    <style:style style:name="P3" style:family="paragraph" style:parent-style-name="Text_20_body">
      <style:text-properties officeooo:rsid="001c3c50" officeooo:paragraph-rsid="001c51be"/>
    </style:style>
    <style:style style:name="P4" style:family="paragraph" style:parent-style-name="Text_20_body">
      <style:text-properties officeooo:rsid="001c3c50" officeooo:paragraph-rsid="001cc7e4"/>
    </style:style>
    <style:style style:name="P5" style:family="paragraph" style:parent-style-name="Text_20_body">
      <style:text-properties officeooo:rsid="001c51be" officeooo:paragraph-rsid="001c51be"/>
    </style:style>
    <style:style style:name="P6" style:family="paragraph" style:parent-style-name="Text_20_body">
      <style:text-properties officeooo:paragraph-rsid="001c51be"/>
    </style:style>
    <style:style style:name="P7" style:family="paragraph" style:parent-style-name="Text_20_body">
      <style:text-properties officeooo:rsid="001f82ad" officeooo:paragraph-rsid="001f82ad"/>
    </style:style>
    <style:style style:name="P8" style:family="paragraph" style:parent-style-name="Text_20_body">
      <style:text-properties officeooo:rsid="001f82ad" officeooo:paragraph-rsid="0020ab81"/>
    </style:style>
    <style:style style:name="P9" style:family="paragraph" style:parent-style-name="Text_20_body">
      <style:text-properties officeooo:paragraph-rsid="001f82ad"/>
    </style:style>
    <style:style style:name="P10" style:family="paragraph" style:parent-style-name="Title">
      <style:text-properties fo:font-weight="normal" style:font-weight-asian="normal" style:font-weight-complex="normal"/>
    </style:style>
    <style:style style:name="P11" style:family="paragraph" style:parent-style-name="Title">
      <style:text-properties fo:font-weight="normal" officeooo:paragraph-rsid="00163c57" style:font-weight-asian="normal" style:font-weight-complex="normal"/>
    </style:style>
    <style:style style:name="P12" style:family="paragraph" style:parent-style-name="Heading_20_1">
      <style:text-properties fo:font-size="7pt" fo:font-weight="bold" officeooo:rsid="00142239" officeooo:paragraph-rsid="00142239" style:font-size-asian="7pt" style:font-weight-asian="bold" style:font-size-complex="7pt" style:font-weight-complex="bold"/>
    </style:style>
    <style:style style:name="P13" style:family="paragraph" style:parent-style-name="Heading_20_1" style:list-style-name="">
      <style:text-properties officeooo:rsid="00394607" officeooo:paragraph-rsid="00394607"/>
    </style:style>
    <style:style style:name="P14" style:family="paragraph" style:parent-style-name="Heading_20_1" style:list-style-name=""/>
    <style:style style:name="P15" style:family="paragraph" style:parent-style-name="Heading_20_1">
      <style:text-properties officeooo:paragraph-rsid="0046e229"/>
    </style:style>
    <style:style style:name="P16" style:family="paragraph" style:parent-style-name="Heading_20_1">
      <style:paragraph-properties fo:break-before="page"/>
    </style:style>
    <style:style style:name="P17" style:family="paragraph" style:parent-style-name="Heading_20_1">
      <style:paragraph-properties fo:break-before="page"/>
      <style:text-properties officeooo:rsid="001b7dc9" officeooo:paragraph-rsid="003e17bd"/>
    </style:style>
    <style:style style:name="P18" style:family="paragraph" style:parent-style-name="Heading_20_1">
      <style:paragraph-properties fo:break-before="page"/>
      <style:text-properties officeooo:paragraph-rsid="003e17bd"/>
    </style:style>
    <style:style style:name="P19" style:family="paragraph" style:parent-style-name="Heading_20_2">
      <style:text-properties officeooo:rsid="001c3c50" officeooo:paragraph-rsid="001c3c50"/>
    </style:style>
    <style:style style:name="P20" style:family="paragraph" style:parent-style-name="Heading_20_2">
      <style:text-properties officeooo:paragraph-rsid="003d7de4"/>
    </style:style>
    <style:style style:name="P21" style:family="paragraph" style:parent-style-name="Heading_20_2">
      <style:paragraph-properties fo:break-before="page"/>
    </style:style>
    <style:style style:name="P22" style:family="paragraph" style:parent-style-name="Heading_20_2">
      <style:paragraph-properties fo:break-before="page"/>
      <style:text-properties officeooo:rsid="001c3c50" officeooo:paragraph-rsid="001c3c50"/>
    </style:style>
    <style:style style:name="P23" style:family="paragraph" style:parent-style-name="Heading_20_2">
      <style:paragraph-properties fo:break-before="page"/>
      <style:text-properties officeooo:rsid="00234c61" officeooo:paragraph-rsid="00234c61"/>
    </style:style>
    <style:style style:name="P24" style:family="paragraph" style:parent-style-name="Heading_20_2">
      <style:paragraph-properties fo:break-before="page"/>
      <style:text-properties officeooo:paragraph-rsid="00447df3"/>
    </style:style>
    <style:style style:name="P25" style:family="paragraph" style:parent-style-name="Heading_20_3">
      <style:text-properties officeooo:rsid="0049907a" officeooo:paragraph-rsid="0049907a"/>
    </style:style>
    <style:style style:name="P26" style:family="paragraph" style:parent-style-name="Heading_20_3">
      <style:paragraph-properties fo:break-before="page"/>
    </style:style>
    <style:style style:name="P27" style:family="paragraph" style:parent-style-name="Text_20_body">
      <style:text-properties fo:font-weight="normal" officeooo:rsid="00163c57" officeooo:paragraph-rsid="003e17bd" style:font-weight-asian="normal" style:font-weight-complex="normal"/>
    </style:style>
    <style:style style:name="P28" style:family="paragraph" style:parent-style-name="Text_20_body">
      <style:paragraph-properties>
        <style:tab-stops>
          <style:tab-stop style:position="17cm" style:type="right" style:leader-style="dotted" style:leader-text="."/>
        </style:tab-stops>
      </style:paragraph-properties>
    </style:style>
    <style:style style:name="P29" style:family="paragraph" style:parent-style-name="Text_20_body">
      <style:text-properties officeooo:paragraph-rsid="001c3c50"/>
    </style:style>
    <style:style style:name="P30" style:family="paragraph" style:parent-style-name="Text_20_body">
      <style:text-properties officeooo:rsid="001f82ad" officeooo:paragraph-rsid="0020ab81"/>
    </style:style>
    <style:style style:name="P31" style:family="paragraph" style:parent-style-name="Text_20_body">
      <style:text-properties officeooo:paragraph-rsid="00234c61"/>
    </style:style>
    <style:style style:name="P32" style:family="paragraph" style:parent-style-name="Text_20_body">
      <style:text-properties officeooo:rsid="001b7dc9" officeooo:paragraph-rsid="001b7dc9"/>
    </style:style>
    <style:style style:name="P33" style:family="paragraph" style:parent-style-name="Text_20_body">
      <style:text-properties officeooo:rsid="00163c57" officeooo:paragraph-rsid="003e17bd"/>
    </style:style>
    <style:style style:name="P34" style:family="paragraph" style:parent-style-name="Text_20_body">
      <style:text-properties officeooo:paragraph-rsid="00285fad"/>
    </style:style>
    <style:style style:name="P35" style:family="paragraph" style:parent-style-name="Text_20_body">
      <style:text-properties officeooo:rsid="0034362b" officeooo:paragraph-rsid="0034362b"/>
    </style:style>
    <style:style style:name="P36" style:family="paragraph" style:parent-style-name="Text_20_body">
      <style:text-properties officeooo:rsid="0034362b" officeooo:paragraph-rsid="003637d0"/>
    </style:style>
    <style:style style:name="P37" style:family="paragraph" style:parent-style-name="Text_20_body">
      <style:text-properties officeooo:paragraph-rsid="0023721b"/>
    </style:style>
    <style:style style:name="P38" style:family="paragraph" style:parent-style-name="Text_20_body">
      <style:text-properties officeooo:rsid="00351289" officeooo:paragraph-rsid="00351289"/>
    </style:style>
    <style:style style:name="P39" style:family="paragraph" style:parent-style-name="Text_20_body">
      <style:text-properties officeooo:rsid="00351289" officeooo:paragraph-rsid="003637d0"/>
    </style:style>
    <style:style style:name="P40" style:family="paragraph" style:parent-style-name="Text_20_body">
      <style:text-properties officeooo:paragraph-rsid="00351a04"/>
    </style:style>
    <style:style style:name="P41" style:family="paragraph" style:parent-style-name="Text_20_body">
      <style:text-properties officeooo:paragraph-rsid="003637d0"/>
    </style:style>
    <style:style style:name="P42" style:family="paragraph" style:parent-style-name="Text_20_body">
      <style:text-properties officeooo:rsid="003d7de4" officeooo:paragraph-rsid="003d7de4"/>
    </style:style>
    <style:style style:name="P43" style:family="paragraph" style:parent-style-name="Text_20_body">
      <style:text-properties officeooo:paragraph-rsid="003e17bd"/>
    </style:style>
    <style:style style:name="P44" style:family="paragraph" style:parent-style-name="Text_20_body">
      <style:text-properties officeooo:paragraph-rsid="00436465"/>
    </style:style>
    <style:style style:name="P45" style:family="paragraph" style:parent-style-name="Text_20_body" style:list-style-name="L1">
      <style:text-properties officeooo:paragraph-rsid="00436465"/>
    </style:style>
    <style:style style:name="P46" style:family="paragraph" style:parent-style-name="Text_20_body" style:list-style-name="L2">
      <style:text-properties officeooo:paragraph-rsid="00447df3"/>
    </style:style>
    <style:style style:name="P47" style:family="paragraph" style:parent-style-name="Text_20_body" style:list-style-name="L3">
      <style:text-properties officeooo:paragraph-rsid="00447df3"/>
    </style:style>
    <style:style style:name="P48" style:family="paragraph" style:parent-style-name="Text_20_body">
      <style:text-properties officeooo:paragraph-rsid="00458df9"/>
    </style:style>
    <style:style style:name="P49" style:family="paragraph" style:parent-style-name="Text_20_body" style:list-style-name="L4"/>
    <style:style style:name="P50" style:family="paragraph" style:parent-style-name="Text_20_body" style:list-style-name="L5">
      <style:text-properties officeooo:paragraph-rsid="00458df9"/>
    </style:style>
    <style:style style:name="P51" style:family="paragraph" style:parent-style-name="Text_20_body" style:list-style-name="L6">
      <style:text-properties officeooo:paragraph-rsid="00458df9"/>
    </style:style>
    <style:style style:name="P52" style:family="paragraph" style:parent-style-name="Text_20_body">
      <style:text-properties officeooo:rsid="0049907a" officeooo:paragraph-rsid="0049907a"/>
    </style:style>
    <style:style style:name="P53" style:family="paragraph" style:parent-style-name="Text_20_body">
      <style:text-properties officeooo:paragraph-rsid="0049907a"/>
    </style:style>
    <style:style style:name="P54" style:family="paragraph" style:parent-style-name="Text_20_body">
      <style:text-properties style:use-window-font-color="true" officeooo:rsid="0049907a" officeooo:paragraph-rsid="0049907a"/>
    </style:style>
    <style:style style:name="P55" style:family="paragraph" style:parent-style-name="Text_20_body">
      <style:paragraph-properties fo:break-before="page"/>
      <style:text-properties fo:font-size="22pt" officeooo:paragraph-rsid="0046e229" style:font-size-asian="22pt" style:font-size-complex="22pt"/>
    </style:style>
    <style:style style:name="T1" style:family="text">
      <style:text-properties officeooo:rsid="00142239"/>
    </style:style>
    <style:style style:name="T2" style:family="text">
      <style:text-properties style:font-name="Zekton" fo:font-size="7pt" style:text-underline-style="none" fo:font-weight="normal" officeooo:rsid="00163c57" style:font-size-asian="7pt" style:font-weight-asian="normal" style:font-size-complex="7pt" style:font-weight-complex="normal"/>
    </style:style>
    <style:style style:name="T3" style:family="text">
      <style:text-properties style:font-name="Zekton" fo:font-size="7pt" style:text-underline-style="none" fo:font-weight="normal" officeooo:rsid="00142239" style:font-size-asian="7pt" style:font-weight-asian="normal" style:font-size-complex="7pt" style:font-weight-complex="normal"/>
    </style:style>
    <style:style style:name="T4" style:family="text">
      <style:text-properties style:font-name="Zekton" fo:font-size="7pt" style:text-underline-style="none" fo:font-weight="normal" officeooo:rsid="001c51be" style:font-size-asian="7pt" style:font-weight-asian="normal" style:font-size-complex="7pt" style:font-weight-complex="normal"/>
    </style:style>
    <style:style style:name="T5" style:family="text">
      <style:text-properties style:font-name="Zekton" fo:font-size="7pt" style:text-underline-style="none" fo:font-weight="normal" officeooo:rsid="001f82ad" style:font-size-asian="7pt" style:font-weight-asian="normal" style:font-size-complex="7pt" style:font-weight-complex="normal"/>
    </style:style>
    <style:style style:name="T6" style:family="text">
      <style:text-properties style:font-name="Zekton" fo:font-size="7pt" style:text-underline-style="none" fo:font-weight="normal" officeooo:rsid="00234c61" style:font-size-asian="7pt" style:font-weight-asian="normal" style:font-size-complex="7pt" style:font-weight-complex="normal"/>
    </style:style>
    <style:style style:name="T7" style:family="text">
      <style:text-properties style:font-name="Zekton" fo:font-size="7pt" style:text-underline-style="none" fo:font-weight="normal" officeooo:rsid="0023a9f5" style:font-size-asian="7pt" style:font-weight-asian="normal" style:font-size-complex="7pt" style:font-weight-complex="normal"/>
    </style:style>
    <style:style style:name="T8" style:family="text">
      <style:text-properties style:font-name="Zekton" fo:font-size="7pt" style:text-underline-style="none" fo:font-weight="normal" officeooo:rsid="0025a238" style:font-size-asian="7pt" style:font-weight-asian="normal" style:font-size-complex="7pt" style:font-weight-complex="normal"/>
    </style:style>
    <style:style style:name="T9" style:family="text">
      <style:text-properties style:font-name="Zekton" fo:font-size="7pt" style:text-underline-style="none" fo:font-weight="normal" officeooo:rsid="0029b02d" style:font-size-asian="7pt" style:font-weight-asian="normal" style:font-size-complex="7pt" style:font-weight-complex="normal"/>
    </style:style>
    <style:style style:name="T10" style:family="text">
      <style:text-properties style:font-name="Zekton" fo:font-size="7pt" style:text-underline-style="none" fo:font-weight="normal" officeooo:rsid="0034362b" style:font-size-asian="7pt" style:font-weight-asian="normal" style:font-size-complex="7pt" style:font-weight-complex="normal"/>
    </style:style>
    <style:style style:name="T11" style:family="text">
      <style:text-properties style:font-name="Zekton" fo:font-size="7pt" style:text-underline-style="none" fo:font-weight="normal" officeooo:rsid="00351289" style:font-size-asian="7pt" style:font-weight-asian="normal" style:font-size-complex="7pt" style:font-weight-complex="normal"/>
    </style:style>
    <style:style style:name="T12" style:family="text">
      <style:text-properties style:font-name="Zekton" fo:font-size="7pt" style:text-underline-style="none" fo:font-weight="normal" officeooo:rsid="00351a04" style:font-size-asian="7pt" style:font-weight-asian="normal" style:font-size-complex="7pt" style:font-weight-complex="normal"/>
    </style:style>
    <style:style style:name="T13" style:family="text">
      <style:text-properties style:font-name="Zekton" fo:font-size="7pt" style:text-underline-style="none" fo:font-weight="normal" officeooo:rsid="003637d0" style:font-size-asian="7pt" style:font-weight-asian="normal" style:font-size-complex="7pt" style:font-weight-complex="normal"/>
    </style:style>
    <style:style style:name="T14" style:family="text">
      <style:text-properties style:font-name="Zekton" fo:font-size="7pt" style:text-underline-style="none" fo:font-weight="normal" officeooo:rsid="00436465" style:font-size-asian="7pt" style:font-weight-asian="normal" style:font-size-complex="7pt" style:font-weight-complex="normal"/>
    </style:style>
    <style:style style:name="T15" style:family="text">
      <style:text-properties style:font-name="Zekton" fo:font-size="7pt" style:text-underline-style="none" fo:font-weight="normal" officeooo:rsid="00447df3" style:font-size-asian="7pt" style:font-weight-asian="normal" style:font-size-complex="7pt" style:font-weight-complex="normal"/>
    </style:style>
    <style:style style:name="T16" style:family="text">
      <style:text-properties style:font-name="Zekton" fo:font-size="7pt" fo:font-style="normal" style:text-underline-style="none" fo:font-weight="normal" officeooo:rsid="003a7d12" style:font-size-asian="7pt" style:font-style-asian="normal" style:font-weight-asian="normal" style:font-size-complex="7pt" style:font-style-complex="normal" style:font-weight-complex="normal"/>
    </style:style>
    <style:style style:name="T17" style:family="text">
      <style:text-properties style:font-name="Zekton" fo:font-size="7pt" fo:font-style="italic" style:text-underline-style="none" fo:font-weight="normal" officeooo:rsid="00447df3" style:font-size-asian="7pt" style:font-style-asian="italic" style:font-weight-asian="normal" style:font-size-complex="7pt" style:font-style-complex="italic" style:font-weight-complex="normal"/>
    </style:style>
    <style:style style:name="T18" style:family="text">
      <style:text-properties style:font-name="Zekton" style:text-underline-style="solid" style:text-underline-width="auto" style:text-underline-color="font-color" fo:font-weight="bold" officeooo:rsid="0046e229"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normal" officeooo:rsid="0014ebc0" style:font-weight-asian="normal" style:font-weight-complex="normal"/>
    </style:style>
    <style:style style:name="T21" style:family="text">
      <style:text-properties fo:font-weight="normal" officeooo:rsid="00163c57" style:font-weight-asian="normal" style:font-weight-complex="normal"/>
    </style:style>
    <style:style style:name="T22" style:family="text">
      <style:text-properties officeooo:rsid="0014ebc0"/>
    </style:style>
    <style:style style:name="T23" style:family="text">
      <style:text-properties fo:font-size="7pt" officeooo:rsid="00142239" style:font-size-asian="7pt" style:font-size-complex="7pt"/>
    </style:style>
    <style:style style:name="T24" style:family="text">
      <style:text-properties fo:color="#c9211e"/>
    </style:style>
    <style:style style:name="T25" style:family="text">
      <style:text-properties fo:color="#c9211e" officeooo:rsid="0014ebc0"/>
    </style:style>
    <style:style style:name="T26" style:family="text">
      <style:text-properties fo:color="#c9211e" officeooo:rsid="00163c57"/>
    </style:style>
    <style:style style:name="T27" style:family="text">
      <style:text-properties fo:color="#c9211e" fo:font-weight="normal" style:font-weight-asian="normal" style:font-weight-complex="normal"/>
    </style:style>
    <style:style style:name="T28" style:family="text">
      <style:text-properties fo:color="#00a933"/>
    </style:style>
    <style:style style:name="T29" style:family="text">
      <style:text-properties fo:color="#00a933" fo:font-weight="normal" style:font-weight-asian="normal" style:font-weight-complex="normal"/>
    </style:style>
    <style:style style:name="T30" style:family="text">
      <style:text-properties fo:color="#00a933" style:font-name="Zekton" style:text-underline-style="none" fo:font-weight="normal" officeooo:rsid="0014ebc0" style:font-weight-asian="normal" style:font-weight-complex="normal"/>
    </style:style>
    <style:style style:name="T31" style:family="text">
      <style:text-properties officeooo:rsid="0018225b"/>
    </style:style>
    <style:style style:name="T32" style:family="text">
      <style:text-properties fo:color="#800080"/>
    </style:style>
    <style:style style:name="T33" style:family="text">
      <style:text-properties fo:color="#800080" fo:font-weight="normal" style:font-weight-asian="normal" style:font-weight-complex="normal"/>
    </style:style>
    <style:style style:name="T34" style:family="text">
      <style:text-properties fo:color="#800080" fo:font-weight="normal" officeooo:rsid="0014ebc0" style:font-weight-asian="normal" style:font-weight-complex="normal"/>
    </style:style>
    <style:style style:name="T35" style:family="text">
      <style:text-properties officeooo:rsid="001c3c50"/>
    </style:style>
    <style:style style:name="T36" style:family="text">
      <style:text-properties officeooo:rsid="001c51be"/>
    </style:style>
    <style:style style:name="T37" style:family="text">
      <style:text-properties officeooo:rsid="001cc7e4"/>
    </style:style>
    <style:style style:name="T38" style:family="text">
      <style:text-properties officeooo:rsid="001f82ad"/>
    </style:style>
    <style:style style:name="T39" style:family="text">
      <style:text-properties officeooo:rsid="0020ab81"/>
    </style:style>
    <style:style style:name="T40" style:family="text">
      <style:text-properties officeooo:rsid="00234c61"/>
    </style:style>
    <style:style style:name="T41" style:family="text">
      <style:text-properties officeooo:rsid="0023721b"/>
    </style:style>
    <style:style style:name="T42" style:family="text">
      <style:text-properties officeooo:rsid="0023a9f5"/>
    </style:style>
    <style:style style:name="T43" style:family="text">
      <style:text-properties officeooo:rsid="0025a238"/>
    </style:style>
    <style:style style:name="T44" style:family="text">
      <style:text-properties fo:font-style="italic" style:font-style-asian="italic" style:font-style-complex="italic"/>
    </style:style>
    <style:style style:name="T45" style:family="text">
      <style:text-properties fo:font-style="italic" officeooo:rsid="0025a238" style:font-style-asian="italic" style:font-style-complex="italic"/>
    </style:style>
    <style:style style:name="T46" style:family="text">
      <style:text-properties fo:font-style="italic" officeooo:rsid="00447df3" style:font-style-asian="italic" style:font-style-complex="italic"/>
    </style:style>
    <style:style style:name="T47" style:family="text">
      <style:text-properties officeooo:rsid="003000f3"/>
    </style:style>
    <style:style style:name="T48" style:family="text">
      <style:text-properties officeooo:rsid="0034362b"/>
    </style:style>
    <style:style style:name="T49" style:family="text">
      <style:text-properties officeooo:rsid="00351a04"/>
    </style:style>
    <style:style style:name="T50" style:family="text">
      <style:text-properties officeooo:rsid="003637d0"/>
    </style:style>
    <style:style style:name="T51" style:family="text">
      <style:text-properties officeooo:rsid="00394607"/>
    </style:style>
    <style:style style:name="T52" style:family="text">
      <style:text-properties officeooo:rsid="003a7d12"/>
    </style:style>
    <style:style style:name="T53" style:family="text">
      <style:text-properties fo:font-style="normal" style:font-style-asian="normal" style:font-style-complex="normal"/>
    </style:style>
    <style:style style:name="T54" style:family="text">
      <style:text-properties fo:font-style="normal" officeooo:rsid="003a7d12" style:font-style-asian="normal" style:font-style-complex="normal"/>
    </style:style>
    <style:style style:name="T55" style:family="text">
      <style:text-properties fo:font-style="normal" officeooo:rsid="00394607" style:font-style-asian="normal" style:font-style-complex="normal"/>
    </style:style>
    <style:style style:name="T56" style:family="text">
      <style:text-properties fo:font-style="normal" officeooo:rsid="00458df9" style:font-style-asian="normal" style:font-style-complex="normal"/>
    </style:style>
    <style:style style:name="T57" style:family="text">
      <style:text-properties fo:color="#8d281e" fo:font-style="normal" officeooo:rsid="003a7d12" style:font-style-asian="normal" style:font-style-complex="normal"/>
    </style:style>
    <style:style style:name="T58" style:family="text">
      <style:text-properties officeooo:rsid="003b9bed"/>
    </style:style>
    <style:style style:name="T59" style:family="text">
      <style:text-properties officeooo:rsid="003bf195"/>
    </style:style>
    <style:style style:name="T60" style:family="text">
      <style:text-properties officeooo:rsid="003c83db"/>
    </style:style>
    <style:style style:name="T61" style:family="text">
      <style:text-properties officeooo:rsid="003d7de4"/>
    </style:style>
    <style:style style:name="T62" style:family="text">
      <style:text-properties officeooo:rsid="003f7183"/>
    </style:style>
    <style:style style:name="T63" style:family="text">
      <style:text-properties officeooo:rsid="00436465"/>
    </style:style>
    <style:style style:name="T64" style:family="text">
      <style:text-properties officeooo:rsid="00447df3"/>
    </style:style>
    <style:style style:name="T65" style:family="text">
      <style:text-properties officeooo:rsid="00458df9"/>
    </style:style>
    <style:style style:name="T66" style:family="text">
      <style:text-properties style:text-underline-style="solid" style:text-underline-width="auto" style:text-underline-color="font-color" fo:font-weight="bold" officeooo:rsid="0046e229" style:font-weight-asian="bold" style:font-weight-complex="bold"/>
    </style:style>
    <style:style style:name="T67" style:family="text">
      <style:text-properties style:use-window-font-color="true"/>
    </style:style>
    <style:style style:name="T68" style:family="text">
      <style:text-properties style:use-window-font-color="true" officeooo:rsid="0049907a"/>
    </style:style>
    <style:style style:name="T69" style:family="text">
      <style:text-properties style:use-window-font-color="true" officeooo:rsid="0049907a" fo:background-color="#000000" loext:char-shading-value="0"/>
    </style:style>
    <style:style style:name="T70" style:family="text">
      <style:text-properties style:use-window-font-color="true" officeooo:rsid="0049907a" fo:background-color="#000000" loext:char-shading-value="0"/>
    </style:style>
    <style:style style:name="T71" style:family="text">
      <style:text-properties fo:color="#ffff00" officeooo:rsid="0049907a" fo:background-color="#000000" loext:char-shading-value="0"/>
    </style:style>
    <style:style style:name="T72" style:family="text">
      <style:text-properties fo:color="#ffffff" officeooo:rsid="0049907a"/>
    </style:style>
    <style:style style:name="T73" style:family="text">
      <style:text-properties fo:color="#ffffff" officeooo:rsid="0049907a" fo:background-color="#000000" loext:char-shading-value="0"/>
    </style:style>
    <style:style style:name="T74" style:family="text">
      <style:text-properties fo:color="#ffffff" officeooo:rsid="0049907a" fo:background-color="#000000" loext:char-shading-value="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tab/><text:tab/>ut_consol<text:span text:style-name="T1">e</text:span></text:p>
      <text:p text:style-name="P11"><text:tab/><text:tab/><text:tab/><text:tab/>User Manual</text:p>
      <text:h text:style-name="P12" text:outline-level="1"/>
      <text:table-of-content text:style-name="Sect1" text:protected="true" text:name="Inhaltsverzeichnis1">
        <text:table-of-content-source text:outline-level="3">
          <text:index-title-template text:style-name="Heading_20_1">Contents</text:index-title-template>
          <text:table-of-content-entry-template text:outline-level="1"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ext_20_body">
            <text:index-entry-span>=&gt; </text:index-entry-span>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ext_20_body">
            <text:index-entry-span>--&gt;</text:index-entry-span>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h text:style-name="Heading_20_1" text:outline-level="1">Contents</text:h>
          </text:index-title>
          <text:p text:style-name="P28"><text:a xlink:type="simple" xlink:href="#__RefHeading___Toc528_3332779441" text:style-name="Index_20_Link" text:visited-style-name="Index_20_Link">Introduction<text:tab/>2</text:a></text:p>
          <text:p text:style-name="P28"><text:a xlink:type="simple" xlink:href="#__RefHeading___Toc415_1114316121" text:style-name="Index_20_Link" text:visited-style-name="Index_20_Link">Enabling the Chatwindow / Console<text:tab/>2</text:a></text:p>
          <text:p text:style-name="P28">=&gt; <text:a xlink:type="simple" xlink:href="#__RefHeading___Toc438_1114316121" text:style-name="Index_20_Link" text:visited-style-name="Index_20_Link">Using the Commands of this Mod<text:tab/>2</text:a></text:p>
          <text:p text:style-name="P28"><text:a xlink:type="simple" xlink:href="#__RefHeading___Toc440_1114316121" text:style-name="Index_20_Link" text:visited-style-name="Index_20_Link">Command Overview<text:tab/>3</text:a></text:p>
          <text:p text:style-name="P28"><text:a xlink:type="simple" xlink:href="#__RefHeading___Toc537_3332779441" text:style-name="Index_20_Link" text:visited-style-name="Index_20_Link">Expression Syntax Explaination<text:tab/>4</text:a></text:p>
          <text:p text:style-name="P28">=&gt; <text:a xlink:type="simple" xlink:href="#__RefHeading___Toc645_3332779441" text:style-name="Index_20_Link" text:visited-style-name="Index_20_Link">Object References<text:tab/>4</text:a></text:p>
          <text:p text:style-name="P28">=&gt; <text:a xlink:type="simple" xlink:href="#__RefHeading___Toc647_3332779441" text:style-name="Index_20_Link" text:visited-style-name="Index_20_Link">Root Properties<text:tab/>5</text:a></text:p>
          <text:p text:style-name="P28">=&gt; <text:a xlink:type="simple" xlink:href="#__RefHeading___Toc365_1114316121" text:style-name="Index_20_Link" text:visited-style-name="Index_20_Link">Standard Properties<text:tab/>6</text:a></text:p>
          <text:p text:style-name="P28">=&gt; <text:a xlink:type="simple" xlink:href="#__RefHeading___Toc435_1114316121" text:style-name="Index_20_Link" text:visited-style-name="Index_20_Link">Special Properties<text:tab/>8</text:a></text:p>
          <text:p text:style-name="P28"><text:a xlink:type="simple" xlink:href="#__RefHeading___Toc449_1114316121" text:style-name="Index_20_Link" text:visited-style-name="Index_20_Link">Using scriptproperties.html locally (and some additions)<text:tab/>9</text:a></text:p>
          <text:p text:style-name="P28">=&gt; <text:a xlink:type="simple" xlink:href="#__RefHeading___Toc453_1114316121" text:style-name="Index_20_Link" text:visited-style-name="Index_20_Link">Useful additional Tricks to improve the reference files<text:tab/>10</text:a></text:p>
          <text:p text:style-name="P28">--&gt;<text:a xlink:type="simple" xlink:href="#__RefHeading___Toc667_1114316121" text:style-name="Index_20_Link" text:visited-style-name="Index_20_Link">Show a full list of Vanilla Macros and also print their respective File Path as Description:<text:tab/>10</text:a></text:p>
          <text:p text:style-name="P28">--&gt;<text:a xlink:type="simple" xlink:href="#__RefHeading___Toc669_1114316121" text:style-name="Index_20_Link" text:visited-style-name="Index_20_Link">Show Script Param Values in Scriptproperties:<text:tab/>10</text:a></text:p>
          <text:p text:style-name="P28">--&gt;<text:a xlink:type="simple" xlink:href="#__RefHeading___Toc455_1114316121" text:style-name="Index_20_Link" text:visited-style-name="Index_20_Link">Show Masstraffic Jobs in Jobeditor<text:tab/>12</text:a></text:p>
          <text:p text:style-name="P28">--&gt;<text:a xlink:type="simple" xlink:href="#__RefHeading___Toc457_1114316121" text:style-name="Index_20_Link" text:visited-style-name="Index_20_Link">Add a Column for Loadout Levels in the Jobeditor<text:tab/>12</text:a></text:p>
        </text:index-body>
      </text:table-of-content>
      <text:h text:style-name="P14" text:outline-level="1"/>
      <text:h text:style-name="P16" text:outline-level="1"><text:bookmark-start text:name="__RefHeading___Toc528_3332779441"/>Introduction<text:bookmark-end text:name="__RefHeading___Toc528_3332779441"/></text:h>
      <text:p text:style-name="P1"><text:span text:style-name="T23">This Mod is aimed at Mod Developers to Test functionality and confirm values that usually need a Script change or a dedicated script to get. Additionally it might turn out to also be a useful Cheat Mod, but that is not the primary goal, </text:span><text:span text:style-name="T3">so</text:span><text:span text:style-name="T23"> be careful when used as such. This Mod is versatile and powerful, and can mess up many things in a Savegame.</text:span></text:p>
      <text:h text:style-name="P13" text:outline-level="1"><text:bookmark-start text:name="__RefHeading___Toc415_1114316121"/>Enabling the Chatwindow / Console<text:bookmark-end text:name="__RefHeading___Toc415_1114316121"/></text:h>
      <text:p text:style-name="Text_20_body"><text:bookmark-start text:name="__RefHeading___Toc417_1114316121"/>The Chatwindow/Console is usually not bound to any Key, So you first have to assign one to it.<text:line-break/>You can find it under <text:bookmark-end text:name="__RefHeading___Toc417_1114316121"/></text:p>
      <text:p text:style-name="Text_20_body"><text:bookmark-start text:name="__RefHeading___Toc419_1114316121"/>Settings =&gt; Controls =&gt; General Controls =&gt; Toggle Chat Window (7th from the bottom)<text:line-break/>(Note to self: check what „Focus Chat Window Input“ does – 6th from bottom)<text:bookmark-end text:name="__RefHeading___Toc419_1114316121"/></text:p>
      <text:p text:style-name="Text_20_body"><text:bookmark-start text:name="__RefHeading___Toc421_1114316121"/>Usually the [ ^ ] Key is used for that purpose.<text:bookmark-end text:name="__RefHeading___Toc421_1114316121"/></text:p>
      <text:p text:style-name="Text_20_body"><text:bookmark-start text:name="__RefHeading___Toc423_1114316121"/>Just as side note there are some useful Commands by Egosoft you can Input here too:<text:bookmark-end text:name="__RefHeading___Toc423_1114316121"/></text:p>
      <text:p text:style-name="Text_20_body"><text:bookmark-start text:name="__RefHeading___Toc425_1114316121"/><text:span text:style-name="T51">/refreshmd<text:tab/><text:tab/></text:span><text:span text:style-name="T52">Reloads the MD Scripts<text:line-break/></text:span><text:span text:style-name="T51">/</text:span><text:span text:style-name="T52">refreshai<text:tab/><text:tab/><text:tab/>Reloads the AI Scripts<text:line-break/></text:span><text:span text:style-name="T54">/reloadui<text:tab/><text:tab/><text:tab/>Reloads the U</text:span><text:span text:style-name="T16">I</text:span><text:span text:style-name="T54"> / lua scripts<text:line-break/>/exportlogbook &lt;filename&gt;<text:tab/>Save logbook as file in personal folder (must have .txt ending)<text:line-break/></text:span><text:span text:style-name="T55">/</text:span><text:span text:style-name="T57">t</text:span><text:span text:style-name="T54">here</text:span><text:span text:style-name="T57">s</text:span><text:span text:style-name="T54">hall</text:span><text:span text:style-name="T57">b</text:span><text:span text:style-name="T54">e</text:span><text:span text:style-name="T57">w</text:span><text:span text:style-name="T54">ings<text:tab/><text:tab/>Unlocks the advanced behavior tab (you only need to do this once on each Computer)</text:span><text:bookmark-end text:name="__RefHeading___Toc425_1114316121"/></text:p>
      <text:p text:style-name="Text_20_body"><text:bookmark-start text:name="__RefHeading___Toc427_1114316121"/>/aicompat check<text:tab/><text:tab/>Check AI script compatibility using in-game aicompat.xml<text:line-break/>/aicompat pcheck<text:tab/><text:tab/>Check AI script compatibility using personal aicompat.xml<text:line-break/>/aicompat check<text:tab/><text:tab/>Generate new aicompat.xml in personal folder<text:bookmark-end text:name="__RefHeading___Toc427_1114316121"/></text:p>
      <text:p text:style-name="Text_20_body"><text:bookmark-start text:name="__RefHeading___Toc429_1114316121"/>Less relevant Commands for Modding, but might still be relevant:<text:bookmark-end text:name="__RefHeading___Toc429_1114316121"/></text:p>
      <text:p text:style-name="Text_20_body"><text:bookmark-start text:name="__RefHeading___Toc431_1114316121"/>/chat|c &lt;message&gt;<text:tab/><text:tab/>Send chat message (no online feature using that yet)<text:line-break/>/whisper|w &lt;username &lt;message&gt;<text:tab/>Send direct chat message to user (no online feature using that yet)<text:line-break/><text:span text:style-name="T51">/dumpholo<text:tab/><text:tab/>Dump holomap camera data<text:line-break/>/dumpmouse<text:tab/><text:tab/>Dump mouse data<text:line-break/>/dumpconv<text:tab/><text:tab/>Dump conversation system data</text:span><text:bookmark-end text:name="__RefHeading___Toc431_1114316121"/></text:p>
      <text:p text:style-name="Text_20_body"><text:bookmark-start text:name="__RefHeading___Toc433_1114316121"/><text:span text:style-name="T52">(Might not work/be available in X4; needs testing)</text:span><text:span text:style-name="T51"><text:line-break/>/</text:span><text:span text:style-name="T52">lua &lt;luascript&gt;<text:tab/><text:tab/>This executes the given lua command in the Detail Monitor environment</text:span><text:bookmark-end text:name="__RefHeading___Toc433_1114316121"/></text:p>
      <text:p text:style-name="Text_20_body"/>
      <text:h text:style-name="P20" text:outline-level="2"><text:bookmark-start text:name="__RefHeading___Toc438_1114316121"/><text:span text:style-name="T61">Using the Commands of this Mod</text:span><text:bookmark-end text:name="__RefHeading___Toc438_1114316121"/></text:h>
      <text:p text:style-name="P42">Since the usual prefix Char for Commands ( / ) is already taken by Egosofts internal Commands and there is an error printed to the Log if it is used by this Mod I decidd to use a diffrent Letter for my Commands, namely it is [ &amp; ] (Ampersand) as Prefix. You can change this in Letter in the t/0001.xml if you want. Just remember that you did when reffering to this explaination.</text:p>
      <text:h text:style-name="P18" text:outline-level="1"><text:bookmark-start text:name="__RefHeading___Toc440_1114316121"/>Command Overview<text:bookmark-end text:name="__RefHeading___Toc440_1114316121"/></text:h>
      <text:p text:style-name="P43">Currently the following commands are implemented: (<text:span text:style-name="T62">currently working on a </text:span>a detailed explaination)</text:p>
      <text:h text:style-name="P25" text:outline-level="3">&amp;eval</text:h>
      <text:p text:style-name="P53"><text:span text:style-name="T22">Evaluating one or or more Expressions</text:span></text:p>
      <text:p text:style-name="P52">Usage:<text:tab/><text:tab/>&amp;eval $exp_1 <text:span text:style-name="T28">$exp_2 …</text:span></text:p>
      <text:p text:style-name="P54">example:<text:tab/><text:tab/>&amp;eval pobject.cluster.debugname pobject.pilot.debugname</text:p>
      <text:p text:style-name="P53"><text:span text:style-name="T68">output:<text:tab/><text:tab/></text:span><text:span text:style-name="T71">&amp;eval pobject.cluster.debugname pobject.pilot.debugname<text:tab/><text:tab/><text:tab/></text:span><text:span text:style-name="T68"><text:line-break/><text:tab/><text:tab/></text:span><text:span text:style-name="T74">pobject.cluster.debugname =&gt; Hatikvah‘s Choice (AYX-867) [0x32dd6] <text:tab/><text:tab/></text:span><text:span text:style-name="T68"><text:line-break/><text:tab/><text:tab/></text:span><text:span text:style-name="T74">pobject.pilot.debugname =&gt; Yahanis Hebalisos Tumulis X (VPR-008) [0x36542]<text:tab/></text:span><text:line-break/></text:p>
      <text:p text:style-name="P43"><text:span text:style-name="T25">Setting a Value at the end of a Property Chain/Expression:</text:span><text:line-break/>&amp;setval $exp_set $exp_get1 <text:span text:style-name="T32">$exp_get2</text:span></text:p>
      <text:p text:style-name="P43"><text:span text:style-name="T20">Instantly teleporting an Object into another Space or near another Object:</text:span><text:span text:style-name="T19"><text:line-break/>&amp;warp $e</text:span><text:span text:style-name="T20">xp_object $exp_destination</text:span></text:p>
      <text:p text:style-name="P43"><text:span text:style-name="T20">Spawning a Ship for and generating a Report about it for Ship Modding Purposes:<text:line-break/>&amp;</text:span><text:span text:style-name="T19">checkship $macro_id_or_exp </text:span><text:span text:style-name="T33">crewskill.&lt;number&gt; paintcycletime.</text:span><text:span text:style-name="T34">&lt;</text:span><text:span text:style-name="T33">number</text:span><text:span text:style-name="T34">&gt;</text:span><text:span text:style-name="T19"> </text:span><text:span text:style-name="T29">ware.paintjob_#</text:span><text:span text:style-name="T30">1</text:span><text:span text:style-name="T29"> ware.paintjob_#</text:span><text:span text:style-name="T30">2</text:span><text:span text:style-name="T29"> ….</text:span></text:p>
      <text:p text:style-name="P43"><text:span text:style-name="T24">Destroying an arbitary Object </text:span><text:span text:style-name="T26">(requires additional confirmation; will attempt to bypass protections)</text:span><text:span text:style-name="T24">:</text:span><text:line-break/>&amp;destroy $exp_object <text:span text:style-name="T32">noexplosion</text:span></text:p>
      <text:p text:style-name="P43">Reading a Text from the Text DB<text:line-break/>&amp;readtext $Page_id $t_id <text:span text:style-name="T32">&lt;output_method&gt;</text:span></text:p>
      <text:p text:style-name="P43">Ingame Help Command (depracted):<text:line-break/>&amp;help <text:span text:style-name="T32">&lt;topic&gt;</text:span></text:p>
      <text:p text:style-name="P43"><text:span text:style-name="T19">Copying an existing Object (WiP; not working yet):<text:line-break/>&amp;copyobject </text:span><text:span text:style-name="T21">(unsure about Syntax)</text:span></text:p>
      <text:p text:style-name="P43">Print all UI events that happen to the Console (except 'Frame_Advanced' and 'chatwindow_opened'):<text:line-break/>&amp;watchui <text:span text:style-name="T32">&lt;stop&gt;</text:span></text:p>
      <text:p text:style-name="P43">Print all Events that happen for a certain Object (not all implemented yet; only complete if the watched object is the event.object):<text:line-break/>&amp;watch_event_object $exp_object<text:span text:style-name="T31">|stop</text:span></text:p>
      <text:p text:style-name="P43"><text:span text:style-name="T2">Enable/Disable</text:span><text:span text:style-name="T21"> additional internal Output:<text:line-break/>&amp;debugmode</text:span></text:p>
      <text:p text:style-name="P33"><text:span text:style-name="T27">Do certain Actions on Cues (can be used to force or re-start missions; be careful, can break stuff):</text:span><text:span text:style-name="T19"><text:line-break/>&amp;cue &lt;action&gt; $exp_cue </text:span><text:span text:style-name="T33">$exp_param</text:span></text:p>
      <text:p text:style-name="P33"><text:span text:style-name="T27">Unlock certain commands that are considered dangerous (description marked in red above):</text:span><text:span text:style-name="T19"><text:line-break/>&amp;unlock</text:span></text:p>
      <text:p text:style-name="P27"/>
      <text:p text:style-name="P33"><text:span text:style-name="T19">Color Explaination:<text:line-break/></text:span><text:span text:style-name="T27">Actions that can be dangerous to continuing use of Savegames (will mark the Player Characters name with a red # )<text:line-break/></text:span><text:span text:style-name="T33">Optional Parameter that can be omited if not needed</text:span><text:span text:style-name="T27"><text:line-break/></text:span><text:span text:style-name="T29">Optional Parameter that can be omited or repeated if wanted</text:span></text:p>
      <text:h text:style-name="P17" text:outline-level="1"><text:bookmark-start text:name="__RefHeading___Toc537_3332779441"/>Expression Syntax Explaination<text:bookmark-end text:name="__RefHeading___Toc537_3332779441"/></text:h>
      <text:p text:style-name="P32">Expressions <text:span text:style-name="T35">in this Console are </text:span><text:span text:style-name="T40">used as Input for most Commands, and are</text:span><text:span text:style-name="T35"> very similar to the Expressions in the Scripting Languages (aiscript and md) since they are based on them, though there are some differences and pelicularities </text:span><text:span text:style-name="T36">which will be pointed out</text:span><text:span text:style-name="T35">.<text:line-break/></text:span><text:span text:style-name="T48">Basically it is a Chain of Properties seperated by dots ( . ), starting with a Root property and <text:s/>with each step you get a certain property of the previous result.</text:span></text:p>
      <text:p text:style-name="P37"><text:span text:style-name="T41">Additionally some commands might take their own „Root Properties“ to differ between diffrent types of input values. This has nothing to do with </text:span><text:span text:style-name="T10">the</text:span><text:span text:style-name="T41"> property chain though, it is just to </text:span><text:span text:style-name="T48">d</text:span><text:span text:style-name="T41">iffer between possible input values. They might start with a property chain from the second step onwards if applicable, </text:span><text:span text:style-name="T42">but often just take a single value here</text:span><text:span text:style-name="T41">.</text:span></text:p>
      <text:h text:style-name="P19" text:outline-level="2"><text:bookmark-start text:name="__RefHeading___Toc645_3332779441"/>Object References<text:bookmark-end text:name="__RefHeading___Toc645_3332779441"/></text:h>
      <text:p text:style-name="P5">Objects can be referenced with many methods. This can happen at the start of a property chain, or even in the middle of it if it makes sense in context. Possible ways to reference Objects are:</text:p>
      <text:p text:style-name="P5">ABC-123<text:tab/><text:tab/><text:tab/><text:tab/>Its idcode. Note that i consider the idcode non-unique, but its easy to use. Will <text:span text:style-name="T40">always</text:span> use the first <text:tab/><text:tab/><text:tab/><text:tab/><text:tab/>match, but <text:span text:style-name="T40">additionally </text:span>output an error <text:span text:style-name="T40">to the Console</text:span> if other matches are found.</text:p>
      <text:p text:style-name="P5">0x1234<text:tab/>(hex id)<text:tab/><text:tab/><text:tab/>Its Object identifier, that is unique within a game session. Note that its not persistent over sessions.<text:line-break/>12345<text:tab/>(decimal id)<text:tab/><text:tab/>(might change when loading a game) Can be entered in any supported numeric form.</text:p>
      <text:p text:style-name="P3">$console_var<text:tab/><text:tab/><text:tab/>If you set a console Var before you can <text:span text:style-name="T36">use it as Object reference if it contains an Object.</text:span></text:p>
      <text:p text:style-name="P6"><text:span text:style-name="T4">p</text:span><text:span text:style-name="T35">target<text:tab/><text:tab/><text:tab/><text:tab/>player target</text:span></text:p>
      <text:p text:style-name="P3">gtarget<text:tab/><text:tab/><text:tab/><text:tab/>guidance target</text:p>
      <text:p text:style-name="P3">atarget<text:tab/><text:tab/><text:tab/><text:tab/>player autopilot target</text:p>
      <text:p text:style-name="P3">pcontainer<text:tab/><text:tab/><text:tab/>player container (ship or station)<text:line-break/>pobject</text:p>
      <text:p text:style-name="P4">htargets<text:tab/><text:tab/><text:tab/><text:tab/>Holomap Targets <text:span text:style-name="T37">(Not yet used by any command)</text:span></text:p>
      <text:p text:style-name="P4">mapobjects<text:tab/><text:tab/><text:tab/>Holomap Visible Objects <text:span text:style-name="T37">(Not yet used by any command)</text:span></text:p>
      <text:h text:style-name="P22" text:outline-level="2"><text:bookmark-start text:name="__RefHeading___Toc647_3332779441"/>Root Properties<text:bookmark-end text:name="__RefHeading___Toc647_3332779441"/></text:h>
      <text:p text:style-name="P29"><text:span text:style-name="T35">The following </text:span><text:span text:style-name="T40">S</text:span><text:span text:style-name="T35">tart </text:span><text:span text:style-name="T6">P</text:span><text:span text:style-name="T35">roperties are available:</text:span></text:p>
      <text:p text:style-name="P2">Object references<text:tab/><text:tab/><text:tab/>see above for explaination</text:p>
      <text:p text:style-name="P2">$console_var<text:tab/><text:tab/><text:tab/>If you set a console Var before you can access it as root property</text:p>
      <text:p text:style-name="P2">null<text:tab/><text:tab/><text:tab/><text:tab/>simply a null if you need it</text:p>
      <text:p text:style-name="P2"><text:span text:style-name="T59">t</text:span>rue<text:tab/><text:tab/><text:tab/><text:tab/>actually numeric 1</text:p>
      <text:p text:style-name="P2">false<text:tab/><text:tab/><text:tab/><text:tab/>numeric 0 in this case</text:p>
      <text:p text:style-name="P2">component.&lt;number&gt;<text:tab/><text:tab/><text:tab/>The Component/object referenced by the following numeric identifier. Use this if the autodetect fails,<text:line-break/>object.&lt;number&gt;<text:tab/><text:tab/><text:tab/>or if you want to start an expression chain with such an object (no autodetect here)</text:p>
      <text:p text:style-name="P2">gameparam.&lt;param&gt;<text:tab/><text:tab/><text:tab/>Reading from the game params (Startup params?) - not sure yet what this is..</text:p>
      <text:p text:style-name="P2">param.&lt;groupname&gt;.&lt;paramname&gt;<text:tab/>reading scriptparams data from libraries/parameters.xml</text:p>
      <text:p text:style-name="P2">macro.&lt;macroid&gt;<text:tab/><text:tab/><text:tab/>getting a macro via its id as starting point</text:p>
      <text:p text:style-name="P2">md.&lt;scriptname&gt;.&lt;cuename&gt;<text:tab/><text:tab/>getting an MD cue via its Script and Cuename. Can be used further for remote var <text:span text:style-name="T36">reading</text:span></text:p>
      <text:p text:style-name="P5">mdvar.$varname<text:tab/><text:tab/><text:tab/>getting an MD var via its name. Equal function to md.$varname in the game scripts.</text:p>
      <text:p text:style-name="P9"><text:span text:style-name="T5">g</text:span><text:span text:style-name="T38">lobal.$varname<text:tab/><text:tab/><text:tab/>getting a global var by its name</text:span></text:p>
      <text:p text:style-name="P7">faction.&lt;factionname&gt;<text:tab/><text:tab/><text:tab/>getting a faction by its name</text:p>
      <text:p text:style-name="P7">tag.&lt;tagname&gt;<text:tab/><text:tab/><text:tab/>getting a tag by its name. Will never fail since the tag is created if it doesnt exist yet.</text:p>
      <text:p text:style-name="P7">ware.&lt;warename&gt;<text:tab/><text:tab/><text:tab/>getting a ware by its name</text:p>
      <text:p text:style-name="P7">R.&lt;number&gt;<text:tab/><text:tab/><text:tab/>getting the result of a previous expression in the same command (as in Repeat X; mus<text:span text:style-name="T58">t</text:span> be supported <text:tab/><text:tab/><text:tab/><text:tab/>by each command <text:span text:style-name="T58">individually</text:span>)</text:p>
      <text:p text:style-name="P7"/>
      <text:p text:style-name="P7">Following here are more root properties, but i consider them less useful for use in this Console, so i will save myself the explaination. Also they are largely untested and might not work.</text:p>
      <text:p text:style-name="P7">position.&lt;x&gt;.&lt;y&gt;.&lt;z&gt;<text:tab/><text:tab/>vector.&lt;x&gt;.&lt;y&gt;.&lt;z&gt;<text:tab/><text:tab/>rotation.&lt;yaw&gt;.&lt;pitch&gt;.&lt;roll&gt;<text:tab/><text:tab/>readtext.&lt;pageid&gt;.tid&gt;</text:p>
      <text:p text:style-name="P7">stat.&lt;statname&gt;<text:tab/><text:tab/>userdata.&lt;userdataentry&gt;<text:tab/>userdatasigned.&lt;userdataentry&gt;<text:tab/>terraforming.&lt;entries …..</text:p>
      <text:p text:style-name="P7">lookup.&lt;category&gt;<text:tab/><text:tab/>assignment.&lt;assignment&gt;<text:tab/>controlpost.&lt;controlpost&gt;<text:tab/><text:tab/>entityrole.&lt;entityrole&gt;</text:p>
      <text:p text:style-name="P7">entitytype.&lt;entitytype&gt;<text:tab/>notification.&lt;type&gt;<text:tab/><text:tab/>race.&lt;race&gt;<text:tab/><text:tab/><text:tab/>unlock.&lt;type&gt;</text:p>
      <text:p text:style-name="P7">warebasket.&lt;id&gt;<text:tab/><text:tab/>waregroup.&lt;id&gt;<text:tab/><text:tab/>attention.&lt;level&gt;<text:tab/><text:tab/><text:tab/>relationchangereason.&lt;reason&gt;</text:p>
      <text:p text:style-name="P7">killmethod.&lt;method&gt;<text:tab/><text:tab/>unitcategory.&lt;category&gt;<text:tab/>deployablecategory.&lt;category&gt;<text:tab/><text:tab/>command.&lt;command&gt;</text:p>
      <text:p text:style-name="P8">commandaction.&lt;action&gt;<text:tab/>activity.&lt;activity&gt;<text:tab/><text:tab/>skilltype.&lt;skill&gt;<text:tab/><text:tab/><text:tab/>controlposition.&lt;position&gt;</text:p>
      <text:p text:style-name="P8">formationshape.<text:span text:style-name="T39">&lt;shape&gt;<text:tab/></text:span>level.<text:span text:style-name="T39">&lt;level&gt;<text:tab/><text:tab/></text:span>alertlevel.<text:span text:style-name="T39">&lt;level&gt;<text:tab/><text:tab/><text:tab/></text:span>roompopulationtype.<text:span text:style-name="T39">&lt;type&gt;</text:span></text:p>
      <text:p text:style-name="P8">purpose.<text:span text:style-name="T39">&lt;purpose&gt;<text:tab/><text:tab/></text:span>controlpaneltype.<text:span text:style-name="T39">&lt;type&gt;<text:tab/></text:span>signalleaktype.<text:span text:style-name="T39">&lt;type&gt;<text:tab/><text:tab/></text:span>boardingbehaviour.<text:span text:style-name="T39">&lt;</text:span>behaviour<text:span text:style-name="T39">&gt;</text:span></text:p>
      <text:p text:style-name="P8">boardingphase.<text:span text:style-name="T39">&lt;phase&gt;<text:tab/></text:span>blacklisttype.<text:span text:style-name="T39">&lt;type&gt;<text:tab/><text:tab/></text:span>blacklistgroup.<text:span text:style-name="T39">&lt;group&gt;<text:tab/><text:tab/></text:span>waretransport.<text:span text:style-name="T39">&lt;</text:span>waretransport<text:span text:style-name="T39">&gt;</text:span></text:p>
      <text:p text:style-name="P8">orderstate.<text:span text:style-name="T39">&lt;state&gt;<text:tab/><text:tab/></text:span>moodlevel.<text:span text:style-name="T39">&lt;level&gt;<text:tab/><text:tab/></text:span>weaponmode.<text:span text:style-name="T39">&lt;mode&gt;<text:tab/><text:tab/></text:span>dronemode.<text:span text:style-name="T39">&lt;mode&gt;</text:span></text:p>
      <text:p text:style-name="P8">dockstate.<text:span text:style-name="T39">&lt;state&gt;<text:tab/><text:tab/></text:span>shiptype.<text:span text:style-name="T39">&lt;type&gt;<text:tab/><text:tab/></text:span>stationtype.<text:span text:style-name="T39">&lt;type&gt;<text:tab/><text:tab/><text:tab/></text:span>roomtype.<text:span text:style-name="T39">&lt;type&gt;</text:span></text:p>
      <text:p text:style-name="P8">regiongroup.<text:span text:style-name="T39">&lt;group&gt;<text:tab/><text:tab/></text:span>flightbehaviour.<text:span text:style-name="T39">&lt;</text:span>behaviour<text:span text:style-name="T39">&gt;<text:tab/></text:span>flightcontrolmodel.<text:span text:style-name="T39">&lt;</text:span>flightcontrolmodel<text:span text:style-name="T39">&gt;<text:tab/></text:span>objective.<text:span text:style-name="T39">&lt;</text:span>objective<text:span text:style-name="T39">&gt;</text:span></text:p>
      <text:p text:style-name="P8">missiontype.<text:span text:style-name="T39">&lt;type&gt;</text:span><text:tab/><text:tab/>missiongroup.<text:span text:style-name="T39">&lt;group&gt;</text:span><text:tab/>cuestate.<text:span text:style-name="T39">&lt;group&gt;</text:span><text:tab/><text:tab/><text:tab/>quota.<text:span text:style-name="T39">&lt;</text:span>quota<text:span text:style-name="T39">&gt;</text:span></text:p>
      <text:h text:style-name="P23" text:outline-level="2"><text:bookmark-start text:name="__RefHeading___Toc365_1114316121"/><text:span text:style-name="T48">Standard </text:span>Properties<text:bookmark-end text:name="__RefHeading___Toc365_1114316121"/></text:h>
      <text:p text:style-name="P31"><text:span text:style-name="T40">The following properties can be evaluated on each step. Th</text:span><text:span text:style-name="T48">ese here are entirely</text:span><text:span text:style-name="T40"> based on what is available in the scriptproperties.html but especially the <text:s/>Properties with Pseudo Data Types/using two steps at once are often not yet implemented. Please refer to said the scriptproperties.html to know what is available for a certain data type/at a certain point in the chain </text:span><text:span text:style-name="T43">and also what each property is. The Order chosen in this rundown schould mostly match the order o</text:span><text:span text:style-name="T8">f</text:span><text:span text:style-name="T43"> an </text:span><text:span text:style-name="T45">unsorted</text:span><text:span text:style-name="T43"> scriptproperties.html (because this groups related properties nicely)</text:span></text:p>
      <text:p text:style-name="P34"><text:span text:style-name="T40">exists<text:tab/><text:tab/>isoperational<text:tab/>iswreck<text:tab/><text:tab/>isconstruction<text:tab/>issurfaceelement<text:tab/>canbeattacked<text:tab/>extension<text:line-break/>isextensionpersonal<text:tab/>class<text:tab/><text:tab/>realclass<text:tab/><text:tab/>state<text:tab/><text:tab/>macro<text:tab/><text:tab/>grouptag<text:tab/><text:tab/>parent<text:line-break/>container<text:tab/><text:tab/>controllable<text:tab/>defensible<text:tab/>object<text:tab/>ship<text:tab/><text:tab/>station<text:tab/><text:tab/>cluster<text:tab/><text:tab/>sector<text:line-break/>zone<text:tab/><text:tab/>room</text:span><text:span text:style-name="T7"><text:tab/><text:tab/></text:span><text:span text:style-name="T40">module<text:tab/><text:tab/>canbelivestreamed<text:tab/>isinternallystored<text:tab/>generationseed<text:tab/>seed<text:line-break/>name<text:tab/><text:tab/>rawname<text:tab/><text:tab/>knownname<text:tab/>hasbeenrenamed<text:tab/>debugname<text:tab/>position<text:tab/><text:tab/>rotation<text:line-break/>velocity<text:tab/><text:tab/>speed<text:tab/><text:tab/>relvelocity<text:tab/><text:tab/>relspeed<text:tab/><text:tab/>attention<text:tab/><text:tab/>size<text:tab/><text:tab/>length<text:line-break/>height<text:tab/><text:tab/>width<text:tab/><text:tab/>owner<text:tab/><text:tab/>coverowner<text:tab/>trueowner<text:tab/><text:tab/>isplayerowned<text:tab/>isownerless<text:line-break/>isknown<text:tab/>isrelationchangedisabled<text:tab/>wares<text:tab/><text:tab/>revealedpercentage<text:tab/>scannedlevel<text:tab/>gravidarfactor<text:tab/>secrecylevel<text:line-break/>isactive<text:tab/><text:tab/>isphysicsready<text:tab/>canbedismantled<text:tab/>isfunctiona<text:tab/>ishackabl<text:tab/><text:tab/>isindestructible<text:tab/>ishacked<text:line-break/>ishullunrepairable<text:tab/>isrepairable<text:tab/>isinvulnerable<text:tab/>isshieldunrepairable<text:tab/>ismodular<text:tab/><text:tab/>hull<text:tab/><text:tab/>maxhull<text:line-break/>hullpercentage<text:tab/>shield<text:tab/><text:tab/>maxshield<text:tab/><text:tab/>shieldpercentage<text:tab/>drop<text:tab/><text:tab/>canclaimownership<text:tab/>hasstorage<text:line-break/>modulesets<text:tab/>makerraces<text:tab/>primarypurpose<text:tab/>ismilitary<text:tab/><text:tab/>threatscore<text:tab/>lastattacker<text:tab/>lastattacktime<text:line-break/>isinliveview<text:tab/>currentradarrange<text:tab/>maxradarrange<text:tab/>formationleader<text:tab/>currentformationwingmen<text:tab/><text:tab/>idcode<text:line-break/>isformationleader<text:tab/>isformationwingman<text:tab/>iscommandeerable<text:tab/>iscommandeered<text:tab/>isgodobject<text:tab/>isgodobjectentry<text:tab/>godentry<text:line-break/>isgodshipentry<text:tab/>isgodstationentry<text:tab/>isgodproductionentry<text:tab/>isgamestartgodentry<text:tab/><text:tab/>isrespawnablegodobject<text:line-break/>godentryname<text:tab/>godentrytags<text:tab/>ismasstraffic<text:tab/>ishighwaytraffic<text:tab/>istemptraffic<text:tab/>iszonechangepending<text:line-break/>numwaypoints<text:tab/>region<text:tab/><text:tab/>ismission<text:tab/><text:tab/>missioncue<text:tab/>suspicious<text:tab/>isradarvisible<text:line-break/>canbepickedup<text:tab/>canbetowed<text:tab/>tugship<text:tab/><text:tab/>throttle<text:tab/><text:tab/>value<text:tab/><text:tab/>buildresourcevalue<text:tab/>repairprice<text:line-break/>numsignalleakslots<text:tab/>scuttleeffect<text:tab/>isonlineobject<text:tab/>isvisitor<text:tab/>isvisitormissionobject<text:tab/>venture<text:tab/><text:tab/>venturename<text:line-break/>masstrafficstartobject<text:tab/>masstrafficendobject<text:tab/>hasenginemod<text:tab/>haspaintmod<text:tab/>isunit<text:tab/><text:tab/>isdeployable<text:tab/>unitcategory<text:line-break/>deployablecategory<text:tab/>formationshape<text:tab/>formationradius<text:tab/>isformationrolling<text:tab/>isformationrollmembers<text:tab/>formationmaxshipsperline<text:line-break/>isinhazardousregion<text:tab/><text:tab/>isatnavigableposition<text:tab/>accesslicence<text:tab/>accessrestricted<text:tab/>canberecycled<text:line-break/>dismantlingobject<text:tab/>salvageclaimants<text:tab/>isdatavault<text:tab/>islandmark<text:tab/>isfriendfoe<text:tab/><text:tab/>friendlist<text:tab/><text:tab/>foelist<text:line-break/>target<text:tab/><text:tab/>isarmed<text:tab/><text:tab/>safetydistance<text:tab/>pilot<text:tab/><text:tab/>assignedpilot<text:tab/>aipilot<text:tab/><text:tab/>assignedaipilot<text:line-break/>defencenpc<text:tab/>tradenpc<text:tab/><text:tab/>tradecomputer<text:tab/>engineer<text:tab/><text:tab/>shiptrader<text:tab/><text:tab/>shadyguy<text:tab/><text:tab/>roleentities<text:line-break/>isnpcassignmentrestricted<text:tab/><text:tab/>order<text:tab/><text:tab/>nextorder<text:tab/><text:tab/>defaultorder<text:tab/>orders<text:tab/><text:tab/>buildorders<text:line-break/>tradeorders<text:tab/>hasorderloop<text:tab/>commander<text:tab/>toplevelcommander<text:tab/>assignment<text:tab/>commanderentity<text:line-break/>activesubordinategroupids<text:tab/><text:tab/>subordinates<text:tab/>subordinategroupdockoverride<text:tab/><text:tab/>subordinategroupid<text:line-break/>subordinategroupprotectedsector<text:tab/>subordinategroupprotectedposition<text:tab/>subordinategroupreinforcefleet<text:line-break/>subordinategroupresupplyatfleet<text:tab/>subordinategroupattackonsight<text:tab/>allsubordinates<text:tab/>allcommanders<text:tab/>controlroom<text:line-break/>haswalkableroom<text:tab/>canhavedynamicinterior<text:tab/><text:tab/>hasscanner<text:tab/>longrange<text:tab/><text:tab/>maxscanlevel<text:tab/>combinedskill<text:line-break/>iscapturable<text:tab/>boardingoperation<text:tab/>boardingoperations<text:tab/>boardingbehaviour<text:tab/>allmarinesdispatched<text:tab/>boardingresistance<text:line-break/>baseboardingresistance<text:tab/><text:tab/>boardingstrength<text:tab/>constructionsequence<text:tab/>defencedronemode<text:tab/><text:tab/>loadoutlevel<text:line-break/>rawloadoutlevel<text:tab/>minloadoutlevel<text:tab/>loadoutvariation<text:tab/>loadout<text:tab/><text:tab/>hasarmeddefencedrones<text:tab/>hasarmedminingdrones<text:line-break/>hasarmedtransportdrones<text:tab/><text:tab/>miningdronemode<text:tab/>transportdronemode<text:tab/>isenemylockingon<text:tab/>ismissileincoming<text:tab/>hasweaponmod<text:line-break/>hasshieldmod<text:tab/>productions<text:tab/>storagemodules<text:tab/>buildmodules<text:tab/>processingmodules<text:tab/>dockareas<text:tab/>piers<text:line-break/>habitationmodules<text:tab/>welfaremodules<text:tab/>defencemodules<text:tab/>connectionmodules<text:tab/>buildmodule<text:tab/>buildprocessor<text:tab/>buildprocessors<text:line-break/>freebuildprocessor<text:tab/>freebuildprocessors<text:tab/>dismantletarget<text:tab/>isdismantlingassignedobject<text:tab/>claimedsalvage<text:tab/>haswaveprotection<text:line-break/>hasmasstraffic<text:tab/>buildingmodule<text:tab/>buildingprocessor<text:tab/>build<text:tab/><text:tab/>buildanchor<text:tab/>canbuildships<text:tab/>canequipships<text:line-break/>cansupplyships<text:tab/>hasplannedconstruction<text:tab/><text:tab/>cargo<text:tab/><text:tab/>products<text:tab/><text:tab/>research<text:tab/><text:tab/>dockingenabled<text:line-break/>originalproduct<text:tab/>resources<text:tab/><text:tab/>supplyresources<text:tab/>tradewares<text:tab/>buyprices<text:tab/><text:tab/>sellprices<text:tab/><text:tab/>buildbuyprices<text:line-break/>buildsellprices<text:tab/>waretransport<text:tab/>productionmoney<text:tab/>wantedmoney<text:tab/>istraderestricted<text:tab/>hastradesubscription<text:line-break/>haspermanenttradesubscription<text:tab/>supplies<text:tab/><text:tab/>supplyorders<text:tab/>money<text:tab/><text:tab/>hasownaccount<text:tab/>isaccountholder<text:line-break/>minbudget<text:tab/>maxbudget<text:tab/>buildpricefactor<text:tab/>tradewaremoney<text:tab/>spawntime<text:tab/>type<text:tab/><text:tab/>typename<text:line-break/>numfreeactorslots<text:tab/>actors<text:tab/><text:tab/>assigneddock<text:tab/>docksize<text:tab/><text:tab/>dock<text:tab/><text:tab/>dockslot<text:tab/>hidecargochance<text:line-break/>maxspeed<text:tab/>maxyawspeed<text:tab/>maxpitchspeed<text:tab/>maxrollspeed<text:tab/>speedlimit<text:tab/><text:tab/>canenterhighway<text:tab/>parkedat<text:line-break/>pickedupobject<text:tab/>regiondamageprotection<text:tab/>job<text:tab/>jobname<text:tab/><text:tab/>isjobship<text:tab/><text:tab/>isrequestedjobship<text:tab/>jobexpired<text:line-break/>jobcommander<text:tab/>jobmainsector<text:tab/>jobmainzone<text:tab/>encounterid<text:tab/>isencountership<text:tab/>constructionmodule<text:tab/>warebasket<text:line-break/>isdeployedconstructionvessel<text:tab/><text:tab/>iscapitalship<text:tab/>islasertower<text:tab/>canhaveattackablemodules<text:tab/><text:tab/>hasshipmod<text:line-break/>canbeclaimed<text:tab/>issupplyship<text:tab/>movementrefobject<text:tab/>environment<text:tab/>cantowobjects<text:tab/>towedobject<text:line-break/>takesregiondamage<text:tab/>oxygenempty<text:tab/>oxygenlow<text:tab/>oxygenpercentage<text:tab/>oxygentimeremaining<text:tab/><text:tab/>buildstorage<text:line-break/>canhavebuildstorage<text:tab/><text:tab/>istradestation<text:tab/>isshipyard<text:tab/><text:tab/>iswharf<text:tab/><text:tab/>isequipmentdock<text:tab/>isdefencestation<text:line-break/>isrecyclingfacility<text:tab/>ispiratebase<text:tab/>isheadquarters<text:tab/>isfactionheadquarters<text:tab/><text:tab/>isplannedshipyard<text:tab/>splannedwharf<text:line-break/>isplannedequipmentdock<text:tab/><text:tab/>isplanneddefencestation<text:tab/>isplannedrecyclingfacility<text:tab/>isscheduledfordeconstruction<text:line-break/>isguided<text:tab/><text:tab/>destinations<text:tab/>istransitiondestination<text:tab/><text:tab/>istransitionsource<text:tab/>launcher<text:tab/><text:tab/>destination<text:line-break/>exit<text:tab/><text:tab/>isaccelerator<text:tab/>entryhighway<text:tab/>exithighway<text:tab/>waitingship<text:tab/>highway<text:tab/><text:tab/>entry<text:line-break/>sequence<text:tab/><text:tab/>islocked<text:tab/><text:tab/>ispartiallyunlocked<text:tab/>isunlocked<text:tab/>isadvanced<text:tab/>currentyield<text:tab/>maxyield<text:line-break/>rarity<text:tab/><text:tab/>unbundle<text:tab/><text:tab/>isdroppedcontainer<text:tab/>blueprints<text:tab/><text:tab/>base<text:tab/><text:tab/>ispersistent<text:tab/>isprivate<text:line-break/>rooms<text:tab/><text:tab/>isbusy<text:tab/><text:tab/>isbuilding<text:tab/><text:tab/>buildmacros<text:tab/>constructingcomponents<text:tab/>constructingmodule<text:line-break/>requiresconstructionvessel<text:tab/><text:tab/>mayrequireconstructionvessel<text:tab/><text:tab/>iswaitingforconstructionvessel<text:tab/>iswaitingforresources<text:line-break/>iswaitingforstorage<text:tab/>constructionvessel<text:tab/>constructionvesseldeployed<text:tab/><text:tab/>elapsedtime<text:tab/>elapsedsteptime<text:tab/>steptime<text:line-break/></text:span><text:soft-page-break/><text:span text:style-name="T40">totaltime<text:tab/><text:tab/>canabortbuild<text:tab/>queuedbuild<text:tab/>currentslotresources<text:tab/>stepresources<text:tab/>laststepresources<text:line-break/>neededslotresources<text:tab/>neededsequenceresources<text:tab/>recycled<text:tab/><text:tab/>isventuremodule<text:tab/>venturedocks<text:tab/>ventureships<text:line-break/>numpierdocks<text:tab/>isproducing<text:tab/>ispaused<text:tab/><text:tab/>ispausedmanually<text:tab/>furnacestartpos<text:tab/>requireditems<text:tab/>iswalkable<text:line-break/>dockarea<text:tab/><text:tab/>walkablemodule<text:tab/>dynamicinterior<text:tab/>freemissionactorslot<text:tab/>slotcontext<text:tab/>assignedship<text:tab/>pier<text:line-break/>docked<text:tab/><text:tab/>external<text:tab/><text:tab/>isstorage<text:tab/><text:tab/>isdockingallowed<text:tab/>isunitdockingallowed<text:tab/>isundockingallowed<text:line-break/>isunitundockingallowed<text:tab/><text:tab/>todockpos<text:tab/>launchpos<text:tab/>dockstate<text:tab/><text:tab/>isbuildingallowed<text:tab/>istradingallowed<text:line-break/>isplayeronly<text:tab/>isventureronly<text:tab/>ventureplatform<text:tab/>hasentrypos<text:tab/>entrypos<text:tab/><text:tab/>hasexitpos<text:tab/>exitpos<text:line-break/>economy<text:tab/><text:tab/>security<text:tab/><text:tab/>sunlight<text:tab/><text:tab/>god<text:tab/><text:tab/>jobs<text:tab/>isexclusiveforextensionjobs<text:tab/>factionlogic<text:line-break/>locationtags<text:tab/>alllocationtags<text:tab/>yieldthresholds<text:tab/>representatives<text:tab/>isnormalcluster<text:tab/>ispresentation<text:tab/>systemid<text:line-break/>planets<text:tab/>averagedistancetolockbox<text:tab/>averagemaxyield<text:tab/>iscontested<text:tab/>contestingfactions<text:tab/>hasgravidarobscuringregion<text:line-break/>hashazardousregion<text:tab/>containsthewave<text:tab/>waveprotectionresources<text:tab/>policefaction<text:tab/>typicallockboxmacro<text:tab/>coreposition<text:line-break/>coresize<text:tab/><text:tab/>adjacentzones<text:tab/>haspriority<text:tab/>istempzone<text:tab/>isnormalzone<text:tab/>islocalhighway<text:tab/>issuperhighway<text:line-break/>isdisabled<text:tab/><text:tab/>origin<text:tab/><text:tab/>junctions<text:tab/><text:tab/>entryjumpgate<text:tab/>exitjumpgate<text:tab/>closestpointtoplayer<text:tab/>customhandler<text:line-break/>controlpost<text:tab/>role<text:tab/><text:tab/>roleobject<text:tab/><text:tab/>titleoverride<text:tab/>iconoverride<text:tab/>occupationname<text:tab/>icon<text:line-break/>race<text:tab/><text:tab/>page<text:tab/><text:tab/>isfemale<text:tab/><text:tab/>isavatar<text:tab/><text:tab/>iscommable<text:tab/>ismissionactor<text:line-break/>isremotecommable<text:tab/>iscontrolentity<text:tab/>isintransit<text:tab/></text:span><text:span text:style-name="T9"><text:tab/></text:span><text:span text:style-name="T40">istransferscheduled<text:tab/>istemporary<text:tab/>ishidden<text:tab/><text:tab/>podarrivaltime<text:line-break/>roomslot<text:tab/><text:tab/>floortags<text:tab/><text:tab/>iswalking<text:tab/><text:tab/>slowwalkspeed<text:tab/>walkspeed<text:tab/>runspeed<text:tab/><text:tab/>isspeaking<text:line-break/>isinspeakrange<text:tab/>lastspeaktime<text:tab/>experienceprogress<text:tab/>neededexperience<text:tab/>controlled<text:tab/><text:tab/>assignedcontrolled</text:span><text:span text:style-name="T9"><text:tab/></text:span><text:span text:style-name="T40">spacesuit<text:line-break/>spacesuitmacro<text:tab/>inventory<text:tab/><text:tab/>stock<text:tab/><text:tab/>shouldinformplayer<text:tab/>shouldwarnplayer<text:tab/>istradecomputer<text:tab/>isshadyguy<text:line-break/>isindependent<text:tab/>tradesvisible<text:tab/>facecutscene<text:tab/>npctemplate<text:tab/>targetslot<text:tab/><text:tab/>currentchair<text:tab/>hasclothingmod<text:line-break/>hastool<text:tab/><text:tab/>isinconversation<text:tab/>isreadytofire<text:tab/>mode<text:tab/><text:tab/>isrepairing<text:tab/><text:tab/>ismining<text:tab/><text:tab/>iscombat<text:line-break/>barrelposition<text:tab/>component<text:tab/>tags<text:tab/><text:tab/>group<text:tab/><text:tab/>offset<text:tab/><text:tab/>staticoffset<text:tab/>staticrotation<text:line-break/>controlposition<text:tab/>available<text:tab/><text:tab/>buyer<text:tab/><text:tab/>seller<text:tab/><text:tab/>isbuyoffer<text:tab/><text:tab/>isselloffer<text:tab/><text:tab/>isoffer<text:line-break/>isorder<text:tab/><text:tab/>ware<text:tab/><text:tab/>amount<text:tab/><text:tab/>desiredamount<text:tab/>offeramountt<text:tab/>transferredamount<text:tab/>minamoun<text:line-break/>destroyedamount<text:tab/>volume<text:tab/><text:tab/>offervolume<text:tab/>minvolume<text:tab/>price<text:tab/><text:tab/>unitprice<text:tab/><text:tab/>minprice<text:line-break/>relativeprice<text:tab/>quantityfactor<text:tab/>hasdynamicprice<text:tab/>stocklevel<text:tab/><text:tab/>bundle<text:tab/><text:tab/>tradeoffer<text:tab/><text:tab/>buyfree<text:line-break/>sellfree<text:tab/><text:tab/>iswareexchange<text:tab/>isshiptoship<text:tab/>iscrewexchange<text:tab/>isbuyerpassive<text:tab/>issellerpassive<text:tab/>iscancelled<text:line-break/>isshipbuild<text:tab/>isrecycleshipbuild<text:tab/>isexpansion<text:tab/>isupgrade<text:tab/><text:tab/>issoftwareonlyupgrade<text:tab/><text:tab/>isrestock<text:line-break/>isshipmodification<text:tab/>isprocessing<text:tab/>buildobject<text:tab/>construction<text:tab/>faction<text:tab/><text:tab/>time<text:tab/><text:tab/>consumables<text:line-break/>boardee<text:tab/><text:tab/>attackers<text:tab/><text:tab/>approachingpods<text:tab/>boardingphase<text:tab/>boardingapproachthreshold<text:tab/>boardinginsertionthreshold<text:line-break/>description<text:tab/>minrelation<text:tab/>precursor<text:tab/><text:tab/>issellable<text:tab/><text:tab/>count<text:tab/><text:tab/>list<text:tab/><text:tab/>random<text:line-break/>id<text:tab/><text:tab/>script<text:tab/><text:tab/>canplayercancel<text:tab/>isinfinite<text:tab/><text:tab/>isinloop<text:tab/><text:tab/>isoverride<text:tab/><text:tab/>isrunning<text:line-break/>trade<text:tab/><text:tab/>operation<text:tab/><text:tab/>requiredskill<text:tab/>clone<text:tab/><text:tab/>last<text:tab/><text:tab/>randominrange<text:tab/>min<text:line-break/>max<text:tab/><text:tab/>average<text:tab/><text:tab/>x<text:tab/>y<text:tab/>z<text:tab/>yaw<text:tab/>pitch<text:tab/>roll<text:tab/>inverse<text:tab/><text:tab/>forward<text:line-break/>right<text:tab/><text:tab/>up<text:tab/><text:tab/>shortname<text:tab/>prefixname<text:tab/>spacename<text:tab/>homespacename<text:tab/>primaryrace<text:line-break/>knowntoplayer<text:tab/>defaultpolicefaction<text:tab/>coalition<text:tab/><text:tab/>teamname<text:tab/><text:tab/>customteamname<text:tab/>isrelationlocked<text:tab/>licences<text:line-break/>heldlicences<text:tab/>isaggressive<text:tab/>iseconomic<text:tab/>ispolice<text:tab/><text:tab/>isprotective<text:tab/>willclaimspace<text:tab/>representative<text:line-break/>headquarters<text:tab/>doesresupply<text:tab/>averageprice<text:tab/>maxprice<text:tab/><text:tab/>pricerange<text:tab/>transporttag<text:tab/>isinventory<text:line-break/>isammo<text:tab/><text:tab/>iscargo<text:tab/><text:tab/>iscrafting<text:tab/><text:tab/>isvolatile<text:tab/><text:tab/>isgift<text:tab/><text:tab/>israre<text:tab/><text:tab/>isdropallowed<text:line-break/>isresearchable<text:tab/>illegal<text:tab/><text:tab/>objectmacro<text:tab/>objectcount<text:tab/>ssoftware<text:tab/><text:tab/>isweaponmod<text:tab/>isenginemod<text:line-break/>isshieldmod<text:tab/>isshipmod<text:tab/><text:tab/>isequipmentmod<text:tab/>equipmentmodquality<text:tab/><text:tab/>ispaintmod<text:tab/>paintmodquality<text:line-break/>isclothingmod<text:tab/>clothingmodquality<text:tab/>isprocessed<text:tab/>table<text:tab/><text:tab/>free<text:tab/><text:tab/>capacity<text:tab/><text:tab/>purposemacro<text:line-break/>purposename<text:tab/>docksizes<text:tab/><text:tab/>productionvolume<text:tab/>consumptionvolume<text:tab/>cargocapacity<text:tab/>allowedowners<text:tab/>allowedwares<text:line-break/>maxrelation<text:tab/>enemy<text:tab/><text:tab/>active<text:tab/><text:tab/>version<text:tab/><text:tab/>static<text:tab/><text:tab/>staticbase<text:tab/><text:tab/>namespace<text:line-break/>library<text:tab/><text:tab/>isinstance<text:tab/><text:tab/>hasmissionoffer<text:tab/>hasmission<text:tab/>hasguidance<text:tab/>offerlocations<text:tab/>missiontype<text:line-break/>missionendtime<text:tab/>objective<text:tab/><text:tab/>objectiveendtime<text:tab/>actor<text:tab/><text:tab/>isnumeric<text:tab/><text:tab/>isstring<text:tab/><text:tab/>femalename<text:line-break/>pluralname<text:tab/>tag<text:tab/><text:tab/>hirable<text:tab/><text:tab/>tiers<text:tab/><text:tab/>skilltypes<text:tab/><text:tab/>maxmk<text:tab/><text:tab/>age<text:line-break/>occupiedship<text:tab/>platform<text:tab/><text:tab/>entity<text:tab/><text:tab/>galaxy<text:tab/><text:tab/>computer<text:tab/><text:tab/>activity<text:tab/><text:tab/>autopilottarget<text:line-break/>conversation<text:tab/>conversationactor<text:tab/>hasactivemission<text:tab/>activemissiontype<text:tab/>activemissionwaypoint<text:tab/>hasacceptedonlinemission<text:line-break/>isincontrolposition<text:tab/>scanlevel<text:tab/><text:tab/>debug<text:tab/><text:tab/>isscreenshotmode<text:tab/>screenshotmode<text:tab/>ismapeditoractive<text:line-break/>isinfullscreencutscene<text:tab/><text:tab/>isinfullscreenmenu<text:tab/>isvrversion<text:tab/>isvrmode<text:tab/><text:tab/>chardensity<text:tab/>modulename<text:line-break/>moduledescription<text:tab/>speakpriority<text:tab/></text:span><text:span text:style-name="T47">f</text:span><text:span text:style-name="T40">lightassist<text:tab/><text:tab/>isdockuiactive<text:tab/>hasemergencyeject<text:tab/>isemergencyejectactive<text:line-break/>shouldplayertaxiwaitforplayer<text:tab/><text:tab/>shouldplayershipswaitforplayer<text:tab/>isonline<text:tab/><text:tab/>canactivateliveview<text:line-break/>recommendedmodule<text:tab/><text:tab/>isgameover<text:tab/>index<text:tab/><text:tab/>element<text:tab/><text:tab/>key<text:tab/><text:tab/>null<text:line-break/>integer<text:tab/><text:tab/>largeint<text:tab/><text:tab/>float<text:tab/><text:tab/>angle<text:tab/><text:tab/>hitpoints<text:tab/><text:tab/>largefloat<text:tab/><text:tab/>cue<text:line-break/>keyword<text:tab/><text:tab/>xmlkeyword<text:tab/>componentstate<text:tab/>killmethod<text:tab/><text:tab/>relationchangereason<text:tab/><text:tab/>flightbehaviour<text:line-break/>flightcontrolmodel<text:tab/>entitytype<text:tab/><text:tab/>entityrole<text:tab/><text:tab/>skilltype<text:tab/><text:tab/>missiongroup<text:tab/>level<text:tab/><text:tab/>alertlevel<text:line-break/>command<text:tab/><text:tab/>commandaction<text:tab/>roompopulationtype<text:tab/>purpose<text:tab/><text:tab/>controlpaneltype<text:tab/>signalleaktype<text:tab/>blacklisttype<text:line-break/>blacklistgroup<text:tab/>moodlevel<text:tab/><text:tab/>orderstate<text:tab/><text:tab/>datatype<text:tab/><text:tab/>cuestate<text:tab/><text:tab/>notification<text:tab/>string<text:line-break/>componentslot<text:tab/>licence<text:tab/><text:tab/>vector<text:tab/><text:tab/>quadrant<text:tab/><text:tab/>unlock<text:tab/><text:tab/>weaponmode<text:tab/>dronemode<text:line-break/>shiptype<text:tab/><text:tab/>stationtype<text:tab/>roomtype<text:tab/><text:tab/>regiongroup<text:tab/>none<text:tab/><text:tab/>down<text:tab/><text:tab/>left<text:line-break/>front<text:tab/><text:tab/>back<text:tab/><text:tab/>param<text:tab/><text:tab/>param2<text:tab/><text:tab/>param3</text:span></text:p>
      <text:h text:style-name="P21" text:outline-level="2"><text:bookmark-start text:name="__RefHeading___Toc435_1114316121"/>Special Properties<text:bookmark-end text:name="__RefHeading___Toc435_1114316121"/></text:h>
      <text:p text:style-name="P35">These Properties are not part of the original Property Chain Syntax, but they emulate other functions of the Scripting Language that might be useful. Namely Type conversions and such stuff.</text:p>
      <text:p text:style-name="P39">$variable<text:tab/><text:tab/><text:tab/><text:tab/><text:tab/><text:tab/><text:span text:style-name="T50">I</text:span><text:line-break/>=&gt; if the current result is a a Cue, Entity or Table wit will read a Variable off them (Cue Variable, Entity Blackboard Var, Table Value from a Key) - <text:tab/>baiscally the same syntax as with global.$variable or mdvar.$variable</text:p>
      <text:p text:style-name="P38">&lt;number&gt;<text:tab/><text:tab/><text:tab/><text:tab/><text:tab/><text:tab/><text:span text:style-name="T50">I</text:span><text:line-break/>=&gt; If the current result is a Group, List or Table it will result in the numeric nth Entry of it (1-based). In case of Tables it obviously needs to have the <text:tab/>respective numeric key</text:p>
      <text:p text:style-name="P38"><text:tab/>(Note: For tables other Keys than Numeric or String are not supported properly yet; planned is a <text:tab/><text:tab/><text:tab/><text:tab/>workaround-y way of using Console Vars, but details have to be ironed out yet)</text:p>
      <text:p text:style-name="P41"><text:span text:style-name="T48">rl</text:span><text:span text:style-name="T11"> <text:s text:c="3"/></text:span><text:span text:style-name="T48">rt <text:s text:c="3"/>rg <text:s text:c="3"/>rb <text:s text:c="3"/>rc<text:tab/><text:tab/><text:tab/><text:tab/><text:tab/></text:span><text:span text:style-name="T50">Internal Call: $currentStep.{</text:span><text:span text:style-name="T13">$</text:span><text:span text:style-name="T50">nextStep}<text:line-break/></text:span><text:span text:style-name="T49">=&gt; </text:span><text:span text:style-name="T48">as in 'readlist','readtable','readgroup','readblackboard' or 'readcue' </text:span><text:span text:style-name="T49">enforces the previous behavior in case it doesnt work automatically, <text:line-break/><text:tab/>with the next Value in the Chain being the Var/Key Name</text:span></text:p>
      <text:p text:style-name="P41"><text:span text:style-name="T48">comp<text:tab/><text:tab/><text:tab/><text:tab/><text:tab/><text:tab/></text:span><text:span text:style-name="T49">Internal call: $CurrentStep == $NextStep</text:span><text:span text:style-name="T48"><text:line-break/></text:span><text:span text:style-name="T49">=&gt; </text:span><text:span text:style-name="T48">compare hack </text:span><text:span text:style-name="T49">(temporary)</text:span><text:span text:style-name="T48">; </text:span><text:span text:style-name="T49">compares the current result of the Chain with the next single Step<text:line-break/><text:tab/>(useful for eg chekcing against an object reference); makes the result boolean.<text:tab/></text:span></text:p>
      <text:p text:style-name="P40"><text:span text:style-name="T48">cv:i<text:tab/></text:span><text:span text:style-name="T49">=&gt; convert to integer<text:tab/><text:tab/><text:tab/><text:tab/></text:span><text:span text:style-name="T12">Internal call: </text:span><text:span text:style-name="T49"><text:s/></text:span><text:span text:style-name="T48">($</text:span><text:span text:style-name="T50">CurrentStep</text:span><text:span text:style-name="T48">)i</text:span></text:p>
      <text:p text:style-name="P41"><text:span text:style-name="T48">cv:f<text:tab/></text:span><text:span text:style-name="T49">=&gt; convert to <text:s/>float<text:tab/><text:tab/><text:tab/><text:tab/></text:span><text:span text:style-name="T12">Internal call:</text:span><text:span text:style-name="T49"> </text:span><text:span text:style-name="T48">($</text:span><text:span text:style-name="T50">CurrentStep</text:span><text:span text:style-name="T48">)</text:span><text:span text:style-name="T49">f</text:span></text:p>
      <text:p text:style-name="P41"><text:span text:style-name="T48">cv:component<text:tab/><text:tab/><text:tab/><text:tab/><text:tab/></text:span><text:span text:style-name="T12">Internal call:</text:span><text:span text:style-name="T49"> component.{$CurrentStep}</text:span><text:span text:style-name="T48"><text:line-break/></text:span><text:span text:style-name="T49">=&gt; convert to component – turns a number into an object if possible. This s</text:span><text:span text:style-name="T13">h</text:span><text:span text:style-name="T49">ould usually happen automatically by each command if an Object <text:tab/>expected, but you can enforce it with this</text:span></text:p>
      <text:p text:style-name="P41"><text:span text:style-name="T48">typeof<text:tab/></text:span><text:span text:style-name="T49">=&gt; results in the datatype of the current Property<text:tab/>Internal Call: </text:span><text:span text:style-name="T48">typeof $</text:span><text:span text:style-name="T50">CurrentStep</text:span></text:p>
      <text:p text:style-name="P36">distanceto<text:tab/><text:tab/><text:tab/><text:tab/><text:tab/><text:tab/><text:span text:style-name="T50">Internal Call: </text:span><text:span text:style-name="T49">$CurrentStep.</text:span><text:span text:style-name="T50">distanceto.{</text:span><text:span text:style-name="T49">$NextStep</text:span><text:span text:style-name="T50">}</text:span><text:line-break/><text:span text:style-name="T50">=&gt; results in the Distance between the current Object and the following Object. Next Object must be a single location Step.<text:line-break/><text:tab/>(like a direct Object reference)</text:span></text:p>
      <text:p text:style-name="P55"><text:bookmark-start text:name="__RefHeading___Toc367_1114316121"/><text:span text:style-name="T66">The following Stuff are just additional </text:span><text:span text:style-name="T18">Tips</text:span><text:span text:style-name="T66"> and have nothing to do with my mod itself:</text:span><text:bookmark-end text:name="__RefHeading___Toc367_1114316121"/></text:p>
      <text:h text:style-name="P15" text:outline-level="1"><text:bookmark-start text:name="__RefHeading___Toc449_1114316121"/><text:span text:style-name="T43">Using scriptproperties.html locally (and some additions)</text:span><text:bookmark-end text:name="__RefHeading___Toc449_1114316121"/></text:h>
      <text:p text:style-name="P44"><text:span text:style-name="T60">How to get an Apache Server set up to view scriptproperties and jobeditor (sidestepping CORS):<text:line-break/>(i know it is overkill for this, but im more familiar with it than other methods)</text:span></text:p>
      <text:list xml:id="list227239258" text:style-name="L1">
        <text:list-item>
          <text:p text:style-name="P45"><text:span text:style-name="T60">Download and install XAMPP from </text:span><text:a xlink:type="simple" xlink:href="https://www.apachefriends.org/de/index.html" text:style-name="Internet_20_link" text:visited-style-name="Visited_20_Internet_20_Link"><text:span text:style-name="T60">https://www.apachefriends.org/de/index.html</text:span></text:a><text:span text:style-name="T60"><text:line-break/>(NOTE: Install to C:/XAMPP or similar, since the Program needs to write to its own Folder, which windows restricts in program files)<text:line-break/>Minimum Installation is sufficient.<text:line-break/></text:span></text:p>
        </text:list-item>
        <text:list-item>
          <text:p text:style-name="P45"><text:span text:style-name="T60">After the Setup ran you should find yourself in the XAMPP control panel.<text:line-break/>In the Line with Apache click on [Config] -&gt; Browse Apache<text:line-break/>Then go in the folder config -&gt; extra and open httpd-vhosts.conf for edit<text:line-break/></text:span></text:p>
        </text:list-item>
        <text:list-item>
          <text:p text:style-name="P45"><text:span text:style-name="T60">Add this Section at the end of the File and point it to your extracted Game Files:<text:line-break/></text:span></text:p>
          <text:p text:style-name="P45"><text:span text:style-name="T60">&lt;VirtualHost *:80&gt;<text:line-break/> <text:s text:c="3"/>DocumentRoot "</text:span><text:a xlink:type="simple" xlink:href="../../../../../../../../xampp/htdocs" text:style-name="Internet_20_link" text:visited-style-name="Visited_20_Internet_20_Link"><text:span text:style-name="T60">C:/xampp/htdocs</text:span></text:a><text:span text:style-name="T60">"<text:line-break/> <text:s text:c="3"/>ServerName localhost<text:line-break/> <text:s text:c="3"/>Alias /x4mod "</text:span><text:a xlink:type="simple" xlink:href="file:///D:/X4_extracted" text:style-name="Internet_20_link" text:visited-style-name="Visited_20_Internet_20_Link"><text:span text:style-name="T63">C</text:span></text:a><text:a xlink:type="simple" xlink:href="file:///D:/X4_extracted" text:style-name="Internet_20_link" text:visited-style-name="Visited_20_Internet_20_Link"><text:span text:style-name="T60">:/X4_extracted</text:span></text:a><text:span text:style-name="T60">"<text:line-break/> <text:s text:c="3"/>&lt;Directory "</text:span><text:a xlink:type="simple" xlink:href="file:///D:/X4_extracted" text:style-name="Internet_20_link" text:visited-style-name="Visited_20_Internet_20_Link"><text:span text:style-name="T63">C</text:span></text:a><text:a xlink:type="simple" xlink:href="file:///D:/X4_extracted" text:style-name="Internet_20_link" text:visited-style-name="Visited_20_Internet_20_Link"><text:span text:style-name="T60">:/X4_extracted</text:span></text:a><text:span text:style-name="T60">"&gt;<text:line-break/> <text:s text:c="7"/>Options Indexes FollowSymLinks Includes ExecCGI<text:line-break/> <text:s text:c="7"/>AllowOverride All<text:line-break/> <text:s text:c="7"/>Order allow,deny<text:line-break/> <text:s text:c="7"/>Allow from all<text:line-break/> <text:s text:c="7"/>Require all granted<text:line-break/> <text:s text:c="3"/>&lt;/Directory&gt;<text:line-break/>&lt;/VirtualHost&gt;<text:line-break/><text:line-break/>(Edit both of the </text:span><text:span text:style-name="T14">C</text:span><text:span text:style-name="T60">:/X4_Extracted to point to your extracted game files)<text:line-break/>Save and close the File.<text:line-break/></text:span></text:p>
        </text:list-item>
        <text:list-item>
          <text:p text:style-name="P45"><text:span text:style-name="T60">back in the XAMPP Control Center click <text:s/>the box left of Apache to set it up as Service (so it starts with Windows), and then click [Start] to the right of it to start the Webserver and open<text:line-break/>localhost/x4mod</text:span></text:p>
        </text:list-item>
        <text:list-item>
          <text:p text:style-name="P45"><text:span text:style-name="T60">in a Browser to confirm it is working. You can open the jobeditor.html and scriptproperties.html from here.<text:line-break/></text:span></text:p>
        </text:list-item>
      </text:list>
      <text:p text:style-name="P44"><text:span text:style-name="T60">Also you can reference the xsd files without having them to move around, just add this to your ai/md files in the root node:<text:line-break/>&lt;mdscript name= ......... <text:s/>xsi:noNamespaceSchemaLocation="http://localhost/x4mod/libraries/md.xsd" &gt;<text:line-break/>&lt;aiscript name= ......... <text:s/>xsi:noNamespaceSchemaLocation="http://localhost/x4mod/libraries/aiscripts.xsd" &gt;</text:span></text:p>
      <text:h text:style-name="P24" text:outline-level="2"><text:bookmark-start text:name="__RefHeading___Toc453_1114316121"/><text:span text:style-name="T64">Useful additional Tricks to improve the reference files</text:span><text:bookmark-end text:name="__RefHeading___Toc453_1114316121"/></text:h>
      <text:h text:style-name="Heading_20_3" text:outline-level="3"><text:bookmark-start text:name="__RefHeading___Toc667_1114316121"/>Show a full list of Vanilla Macros and also print their respective File Path as Description:<text:bookmark-end text:name="__RefHeading___Toc667_1114316121"/></text:h>
      <text:list xml:id="list138322696" text:style-name="L4">
        <text:list-item>
          <text:p text:style-name="P49">libraries/scriptproperties.xml – replace the <text:span text:style-name="T44">&lt;keyword name=“macro“</text:span> section:</text:p>
        </text:list-item>
      </text:list>
      <text:p text:style-name="Text_20_body"><text:s text:c="2"/>&lt;keyword name="macro" description="Macro lookup"&gt;<text:line-break/> <text:s text:c="3"/>&lt;property name="&amp;lt;macroname&amp;gt;" result="Macro" type="macro" /&gt;<text:line-break/> <text:s text:c="3"/>&lt;import source="../index/macros.xml" select="/index/entry"&gt;<text:line-break/> <text:s text:c="5"/>&lt;property name="@name" result="@value" type="macro" /&gt;<text:line-break/> <text:s text:c="3"/>&lt;/import&gt;<text:line-break/> <text:s text:c="3"/>&lt;import source="../extensions/ego_dlc_split/index/macros.xml" select="/index/entry"&gt;<text:line-break/> <text:s text:c="5"/>&lt;property name="@name" result="@value" type="macro" /&gt;<text:line-break/> <text:s text:c="3"/>&lt;/import&gt;<text:line-break/> <text:s text:c="3"/>&lt;import source="../extensions/ego_dlc_terran/index/macros.xml" select="/index/entry"&gt;<text:line-break/> <text:s text:c="5"/>&lt;property name="@name" result="@value" type="macro" /&gt;<text:line-break/> <text:s text:c="3"/>&lt;/import&gt;<text:line-break/> <text:s text:c="3"/>&lt;import source="../extensions/ego_dlc_pirate/index/macros.xml" select="/index/entry"&gt;<text:line-break/> <text:s text:c="5"/>&lt;property name="@name" result="@value" type="macro" /&gt;<text:line-break/> <text:s text:c="3"/>&lt;/import&gt;<text:line-break/> <text:s text:c="3"/>&lt;import source="../extensions/ego_dlc_boron/index/macros.xml" select="/index/entry"&gt;<text:line-break/> <text:s text:c="5"/>&lt;property name="@name" result="@value" type="macro" /&gt;<text:line-break/> <text:s text:c="3"/>&lt;/import&gt;<text:line-break/> <text:s text:c="3"/>&lt;import source="../extensions/ego_dlc_timelines/index/macros.xml" select="/index/entry"&gt;<text:line-break/> <text:s text:c="5"/>&lt;property name="@name" result="@value" type="macro" /&gt;<text:line-break/> <text:s text:c="3"/>&lt;/import&gt;<text:line-break/> <text:s/>&lt;/keyword&gt;</text:p>
      <text:h text:style-name="Heading_20_3" text:outline-level="3"><text:bookmark-start text:name="__RefHeading___Toc669_1114316121"/>Show Script Param Values in Scriptproperties:<text:bookmark-end text:name="__RefHeading___Toc669_1114316121"/></text:h>
      <text:p text:style-name="Text_20_body">three changes needed:</text:p>
      <text:list xml:id="list275516587" text:style-name="L3">
        <text:list-item>
          <text:p text:style-name="P47"><text:span text:style-name="T64">libraries/scriptproperties.xml- replace </text:span><text:span text:style-name="T15">the</text:span><text:span text:style-name="T64"> </text:span><text:span text:style-name="T46">&lt;keyword name="param"</text:span><text:span text:style-name="T64"> section:<text:line-break/><text:line-break/> <text:s/>&lt;keyword name="param" description="Access to script parameters in parameters.xml"&gt;<text:line-break/> <text:s text:c="3"/>&lt;property name="&amp;lt;categoryname&amp;gt;.&amp;lt;paramname&amp;gt;" result="Script parameter" /&gt;<text:line-break/> <text:s text:c="3"/>&lt;import source="parameters.xml" select="/parameters/scriptparams/category/param"&gt;<text:line-break/> <text:s text:c="5"/>&lt;property name="../@name" subname="@name" result="@value" type="string" /&gt;<text:line-break/> <text:s text:c="3"/>&lt;/import&gt;<text:line-break/> <text:s/>&lt;/keyword&gt;</text:span></text:p>
        </text:list-item>
      </text:list>
      <text:list xml:id="list2412180526" text:style-name="L2">
        <text:list-item>
          <text:p text:style-name="P46"><text:span text:style-name="T64">libraries/scriptproperties.xsl - replace </text:span><text:span text:style-name="T15">the</text:span><text:span text:style-name="T64"> </text:span><text:span text:style-name="T46">&lt;xsl:template match="property"&gt;</text:span><text:span text:style-name="T64"> section:<text:line-break/><text:line-break/> <text:s/>&lt;xsl:template match="property"&gt;<text:line-break/> <text:s text:c="3"/>&lt;tr&gt;<text:line-break/> <text:s text:c="5"/>&lt;td width="20%" class="property"&gt;<text:line-break/> <text:s text:c="7"/>&lt;span class="propertyname"&gt;<text:line-break/> <text:s text:c="9"/>&lt;xsl:value-of select="@name" /&gt;<text:line-break/> <text:s text:c="9"/>&lt;xsl:if test="@subname"&gt;<text:line-break/> <text:s text:c="11"/>&lt;xsl:text&gt;.&lt;/xsl:text&gt;<text:line-break/> <text:s text:c="11"/>&lt;xsl:value-of select="@subname" /&gt;<text:line-break/> <text:s text:c="9"/>&lt;/xsl:if&gt;<text:line-break/> <text:s text:c="7"/>&lt;/span&gt;<text:line-break/> <text:s text:c="5"/>&lt;/td&gt;<text:line-break/> <text:s text:c="5"/>&lt;td width="10%" class="property"&gt;<text:line-break/> <text:s text:c="7"/>&lt;xsl:if test="@type"&gt;<text:line-break/> <text:s text:c="9"/>&lt;xsl:apply-templates select="@type" mode="datatyperef" /&gt;<text:line-break/> <text:s text:c="7"/>&lt;/xsl:if&gt;<text:line-break/> <text:s text:c="5"/>&lt;/td&gt;<text:line-break/> <text:s text:c="5"/>&lt;td class="property"&gt;<text:line-break/> <text:s text:c="7"/>&lt;xsl:if test="@result"&gt;<text:line-break/> <text:s text:c="9"/>&lt;span class="comment"&gt;<text:line-break/> <text:s text:c="11"/>&lt;xsl:value-of select="@result" /&gt;<text:line-break/> <text:s text:c="9"/>&lt;/span&gt;<text:line-break/> <text:s text:c="7"/>&lt;/xsl:if&gt;<text:line-break/> <text:s text:c="5"/>&lt;/td&gt;<text:line-break/> <text:s text:c="3"/>&lt;/tr&gt;<text:line-break/> <text:s/>&lt;/xsl:template&gt;</text:span></text:p>
        </text:list-item>
        <text:list-item>
          <text:p text:style-name="P46"><text:soft-page-break/><text:span text:style-name="T64">scriptproperties.htm</text:span><text:span text:style-name="T15">l- replace the </text:span><text:span text:style-name="T17">function importExternalProperties()</text:span><text:span text:style-name="T15"> function:<text:line-break/><text:line-break/>function importExternalProperties() {<text:line-break/> <text:s text:c="3"/>var loadedfiles = new Object(); // Store loaded files here, so we don't import the same file twice<text:line-break/> <text:s text:c="3"/>var textdbdef = evaluateXPath(xmlDoc.documentElement, "/*/textdb");<text:line-break/> <text:s text:c="3"/>if (textdbdef &amp;&amp; textdbdef.length) {<text:line-break/> <text:s text:c="7"/>var textdbfilename = textdbdef[0].getAttribute("source");<text:line-break/> <text:s text:c="7"/>if (textdbfilename) {<text:line-break/> <text:s text:c="11"/>textdbDoc = loadXMLFile(textdbfilename);<text:line-break/> <text:s text:c="7"/>}<text:line-break/> <text:s text:c="3"/>}<text:line-break/> <text:s text:c="3"/>var foundnodes = evaluateXPath(xmlDoc.documentElement, "/*/keyword/import/property");<text:line-break/> <text:s text:c="3"/>for (var i = 0; i &lt; foundnodes.length; ++i) {<text:line-break/> <text:s text:c="7"/>var propertynode = foundnodes[i];<text:line-break/> <text:s text:c="7"/>var importnode = propertynode.parentNode;<text:line-break/> <text:s text:c="7"/>var keywordnode = importnode.parentNode;<text:line-break/> <text:s text:c="7"/>var sourcefile = importnode.getAttribute("source");<text:line-break/> <text:s text:c="7"/>var selectexp = importnode.getAttribute("select");<text:line-break/> <text:s text:c="7"/>var nameexp = propertynode.getAttribute("name");<text:line-break/> <text:s text:c="7"/>var subnameexp = propertynode.getAttribute("subname"); // Add this line to get the subname expression<text:line-break/> <text:s text:c="7"/>var resultexp = propertynode.getAttribute("result");<text:line-break/> <text:s text:c="7"/>var type = propertynode.getAttribute("type");<text:line-break/> <text:s text:c="7"/>var ignoreprefix = propertynode.getAttribute("ignoreprefix");<text:line-break/> <text:s text:c="7"/>if (sourcefile &amp;&amp; selectexp &amp;&amp; nameexp) {<text:line-break/> <text:s text:c="11"/>var importedxml = loadedfiles[sourcefile];<text:line-break/> <text:s text:c="11"/>if (!importedxml) {<text:line-break/> <text:s text:c="15"/>importedxml = loadXMLFile(sourcefile);<text:line-break/> <text:s text:c="15"/>loadedfiles[sourcefile] = importedxml;<text:line-break/> <text:s text:c="11"/>}<text:line-break/> <text:s text:c="11"/>if (importedxml) {<text:line-break/> <text:s text:c="15"/>var importedtypes = evaluateXPath(importedxml.documentElement, selectexp);<text:line-break/> <text:s text:c="15"/>for (var j = 0; j &lt; importedtypes.length; ++j) {<text:line-break/> <text:s text:c="19"/>var curtype = importedtypes[j];<text:line-break/> <text:s text:c="19"/>var namenodes = evaluateXPath(curtype, nameexp);<text:line-break/> <text:s text:c="19"/>var subnamenodes = evaluateXPath(curtype, subnameexp); // Add this line to get the subname nodes <text:s text:c="19"/>if (namenodes &amp;&amp; namenodes.length &gt; 0 &amp;&amp; (namenodes[0].data || namenodes[0].nodeValue)) {<text:line-break/> <text:s text:c="23"/>var newproperty = xmlDoc.createElement("property");<text:line-break/> <text:s text:c="23"/>// Set property name<text:line-break/> <text:s text:c="23"/>var name = String(namenodes[0].data || namenodes[0].nodeValue);<text:line-break/> <text:s text:c="23"/>if (ignoreprefix &amp;&amp; (ignoreprefix == "1" || ignoreprefix == "true") &amp;&amp; name.lastIndexOf(".") &gt;= 0) {<text:line-break/> <text:s text:c="27"/>name = name.substr(name.lastIndexOf(".") + 1);<text:line-break/> <text:s text:c="23"/>}<text:line-break/> <text:s text:c="23"/>newproperty.setAttribute("name", name);<text:line-break/> <text:s text:c="23"/>// Set property subname<text:line-break/> <text:s text:c="23"/>if (subnamenodes &amp;&amp; subnamenodes.length &gt; 0 &amp;&amp; (subnamenodes[0].data || subnamenodes[0].nodeValue)) {<text:line-break/> <text:s text:c="27"/>var subname = String(subnamenodes[0].data || subnamenodes[0].nodeValue);<text:line-break/> <text:s text:c="27"/>newproperty.setAttribute("subname", subname);<text:line-break/> <text:s text:c="23"/>}<text:line-break/> <text:s text:c="23"/>// Set property result (either from text node or attribute value)<text:line-break/> <text:s text:c="23"/>if (resultexp) {<text:line-break/> <text:s text:c="27"/>var resultnodes = evaluateXPath(curtype, resultexp);<text:line-break/> <text:s text:c="27"/>if (resultnodes &amp;&amp; resultnodes.length &gt; 0) {<text:line-break/> <text:s text:c="31"/>newproperty.setAttribute("result", convertFormatString(resultnodes[0].data || resultnodes[0].nodeValue));<text:line-break/> <text:s text:c="27"/>}<text:line-break/> <text:s text:c="23"/>}<text:line-break/> <text:s text:c="23"/>// Set property type<text:line-break/> <text:s text:c="23"/>if (type) {<text:line-break/> <text:s text:c="27"/>newproperty.setAttribute("type", type);<text:line-break/> <text:s text:c="23"/>}<text:line-break/> <text:s text:c="23"/>keywordnode.appendChild(newproperty);<text:line-break/> <text:s text:c="19"/>}<text:line-break/> <text:s text:c="15"/>}<text:line-break/> <text:s text:c="11"/>}<text:line-break/> <text:s text:c="7"/>}<text:line-break/> <text:s text:c="3"/>}<text:line-break/>}</text:span></text:p>
        </text:list-item>
      </text:list>
      <text:h text:style-name="P26" text:outline-level="3"><text:bookmark-start text:name="__RefHeading___Toc455_1114316121"/>Show Masstraffic Jobs in Jobeditor<text:bookmark-end text:name="__RefHeading___Toc455_1114316121"/></text:h>
      <text:list xml:id="list2749081226" text:style-name="L5">
        <text:list-item>
          <text:p text:style-name="P50"><text:span text:style-name="T65">libraries/</text:span>editor.xml :<text:line-break/><text:span text:style-name="T65">Replace this:<text:line-break/> &lt;table id="jobs" name="Jobs"&gt;<text:line-break/> &lt;file name="jobs.xml" select="/jobs/job[ship and not(masstraffic)]" /&gt;<text:line-break/><text:line-break/>change to:<text:line-break/> &lt;table id="jobs" name="Jobs"&gt;<text:line-break/> &lt;file name="jobs.xml" select="/jobs/job" /&gt;</text:span></text:p>
        </text:list-item>
      </text:list>
      <text:p text:style-name="P48"/>
      <text:h text:style-name="Heading_20_3" text:outline-level="3"><text:bookmark-start text:name="__RefHeading___Toc457_1114316121"/>Add a Column for Loadout Levels in the Jobeditor<text:bookmark-end text:name="__RefHeading___Toc457_1114316121"/></text:h>
      <text:list xml:id="list577636839" text:style-name="L6">
        <text:list-item>
          <text:p text:style-name="P51"><text:span text:style-name="T65">libraries/</text:span>editor.xml – <text:span text:style-name="T65">Add this at the end of the </text:span><text:span text:style-name="T44">&lt;columngroup name="Ship" base="ship"&gt;</text:span><text:span text:style-name="T53"> </text:span><text:span text:style-name="T56">section:<text:line-break/><text:line-break/> <text:s text:c="5"/>&lt;column value="loadout/level/@min" name="Loadout Min" type="float" /&gt;<text:line-break/> <text:s text:c="5"/>&lt;column value="loadout/level/@max" name="Loadout Max" type="float" /&gt;</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gg mono" svg:font-family="'gg mono', 'Source Code Pro', Consolas, 'Andale Mono WT', 'Andale Mono', 'Lucida Console', 'Lucida Sans Typewriter', 'DejaVu Sans Mono', 'Bitstream Vera Sans Mono', 'Liberation Mono', 'Nimbus Mono L', Monaco, 'Courier New', Courier, monospace"/>
    <style:font-face style:name="gg sans" svg:font-family="'gg sans', 'Noto Sans', 'Helvetica Neue', Helvetica, Arial, sans-serif, 'Apple Symbols'"/>
    <style:font-face style:name="inherit" svg:font-family="inherit"/>
    <style:font-face style:name="Arial1" svg:font-family="Arial" style:font-family-generic="swiss"/>
    <style:font-face style:name="Zekton" svg:font-family="Zekton" style:font-pitch="variable"/>
    <style:font-face style:name="Zekton Dots" svg:font-family="'Zekton Dot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Zekton" fo:font-family="Zekton" style:font-pitch="variable" fo:font-size="12pt" style:text-underline-style="none" fo:font-weight="normal" officeooo:rsid="00142239" style:font-size-asian="12pt" style:font-weight-asian="normal" style:font-size-complex="12pt"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fo:font-size="7pt" fo:font-weight="normal" officeooo:rsid="00163c57" style:font-size-asian="7pt" style:font-weight-asian="normal" style:font-size-complex="7pt" style:font-weight-complex="normal"/>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_20__28_user_29_" style:display-name="Title (user)" style:family="paragraph" style:parent-style-name="Standard">
      <style:text-properties style:font-name="Zekton Dots" fo:font-family="'Zekton Dots'" style:font-pitch="variable" fo:font-size="40pt" style:text-underline-style="none" fo:font-weight="normal" officeooo:rsid="00130f54" style:font-size-asian="35pt" style:font-weight-asian="normal" style:font-size-complex="40pt" style:font-weight-complex="normal"/>
    </style:style>
    <style:style style:name="Title" style:family="paragraph" style:parent-style-name="Heading" style:next-style-name="Text_20_body" style:class="chapter">
      <style:paragraph-properties fo:text-align="start" style:justify-single-word="false"/>
      <style:text-properties style:font-name="Zekton Dots" fo:font-family="'Zekton Dots'" style:font-pitch="variable"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Zekton" fo:font-family="Zekton" style:font-pitch="variable" fo:font-size="16pt" fo:font-weight="bold" style:font-size-asian="14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Zekton" fo:font-family="Zekton" style:font-pitch="variable" fo:font-size="12pt" fo:font-weight="bold" style:font-size-asian="10.5pt" style:font-weight-asian="bold" style:font-size-complex="12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Zekton" fo:font-family="Zekton" style:font-pitch="variable" fo:font-size="8pt" fo:font-weight="bold" style:font-size-asian="8pt" style:font-weight-asian="bold" style:font-size-complex="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4-08-23T06:19:00.339000000</meta:creation-date>
    <dc:date>2024-08-26T23:44:36.942000000</dc:date>
    <meta:editing-duration>PT1H42M59S</meta:editing-duration>
    <meta:editing-cycles>17</meta:editing-cycles>
    <meta:generator>LibreOffice/6.4.1.2$Windows_X86_64 LibreOffice_project/4d224e95b98b138af42a64d84056446d09082932</meta:generator>
    <meta:document-statistic meta:table-count="0" meta:image-count="0" meta:object-count="0" meta:page-count="12" meta:paragraph-count="137" meta:word-count="3359" meta:character-count="31446" meta:non-whitespace-character-count="26356"/>
  </office:meta>
</office:document-meta>
</file>